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ans-serif"/>
    <style:font-face style:name="Cabin" svg:font-family="Cabin"/>
    <style:font-face style:name="Conv segoeui" svg:font-family="'Conv segoeui', Verdana, Arial, sans-serif"/>
    <style:font-face style:name="Lato1" svg:font-family="Lato"/>
    <style:font-face style:name="Lato" svg:font-family="Lato, Roboto, Arial, Tahoma, sans-serif"/>
    <style:font-face style:name="Livvic" svg:font-family="Livvic, sans-serif"/>
    <style:font-face style:name="Muli" svg:font-family="Muli, sans-serif"/>
    <style:font-face style:name="Poppins" svg:font-family="Poppins, sans-serif"/>
    <style:font-face style:name="Roboto" svg:font-family="Roboto, Arial, sans-serif"/>
    <style:font-face style:name="Roboto1" svg:font-family="Roboto, arial, sans-serif"/>
    <style:font-face style:name="Roboto2" svg:font-family="Roboto, sans-serif"/>
    <style:font-face style:name="Tahoma" svg:font-family="Tahoma, Verdana, 'Trebuchet MS', sans-serif"/>
    <style:font-face style:name="Verdana" svg:font-family="Verdana"/>
    <style:font-face style:name="Verdana1" svg:font-family="Verdana, Georgia, Arial, Helvetica, sans-serif"/>
    <style:font-face style:name="Verdana2" svg:font-family="Verdana, Helvetica, sans-serif"/>
    <style:font-face style:name="arial1" svg:font-family="arial, sans-serif"/>
    <style:font-face style:name="arial" svg:font-family="arial, x-locale-body, sans-serif"/>
    <style:font-face style:name="monospace" svg:font-family="monospace, monospace"/>
    <style:font-face style:name="verdana" svg:font-family="verdana"/>
    <style:font-face style:name="verdana1" svg:font-family="verdana, geneva, lucida, 'lucida grande', arial, helvetica, sans-serif"/>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text-align="justify" style:justify-single-word="false"/>
      <style:text-properties officeooo:rsid="0003268f" officeooo:paragraph-rsid="0003268f"/>
    </style:style>
    <style:style style:name="P2" style:family="paragraph" style:parent-style-name="Standard">
      <style:paragraph-properties fo:text-align="justify" style:justify-single-word="false"/>
      <style:text-properties style:font-name="Times New Roman" fo:font-size="12pt" officeooo:rsid="0003268f" officeooo:paragraph-rsid="0003268f" style:font-size-asian="12pt" style:font-size-complex="12pt"/>
    </style:style>
    <style:style style:name="P3" style:family="paragraph" style:parent-style-name="Standard">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fo:font-weight="normal" officeooo:paragraph-rsid="0011741a" style:font-size-asian="12pt" style:font-weight-asian="normal" style:font-size-complex="12pt" style:font-weight-complex="normal"/>
    </style:style>
    <style:style style:name="P4" style:family="paragraph" style:parent-style-name="Standard">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officeooo:paragraph-rsid="0011741a" style:font-size-asian="12pt" style:font-size-complex="12pt"/>
    </style:style>
    <style:style style:name="P5"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fo:font-variant="normal" fo:text-transform="none" fo:color="#5e5e5e" loext:opacity="100%" style:font-name="Times New Roman" fo:font-size="12pt" fo:letter-spacing="normal" fo:font-style="normal" fo:font-weight="normal" officeooo:paragraph-rsid="0003268f" style:font-size-asian="12pt" style:font-size-complex="12pt"/>
    </style:style>
    <style:style style:name="P6"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officeooo:paragraph-rsid="00035673" style:font-size-asian="12pt" style:font-size-complex="12pt"/>
    </style:style>
    <style:style style:name="P7"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officeooo:paragraph-rsid="00085f1a" style:font-size-asian="12pt" style:font-size-complex="12pt"/>
    </style:style>
    <style:style style:name="P8"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officeooo:paragraph-rsid="0009f91a" style:font-size-asian="12pt" style:font-size-complex="12pt"/>
    </style:style>
    <style:style style:name="P9"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officeooo:paragraph-rsid="000e0b62" style:font-size-asian="12pt" style:font-size-complex="12pt"/>
    </style:style>
    <style:style style:name="P10"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officeooo:paragraph-rsid="002dd76f" style:font-size-asian="12pt" style:font-size-complex="12pt"/>
    </style:style>
    <style:style style:name="P11"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officeooo:paragraph-rsid="003b184e" style:font-size-asian="12pt" style:font-size-complex="12pt"/>
    </style:style>
    <style:style style:name="P12"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officeooo:rsid="003c817e" officeooo:paragraph-rsid="003c817e" style:font-size-asian="12pt" style:font-size-complex="12pt"/>
    </style:style>
    <style:style style:name="P13"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fo:font-weight="bold" officeooo:paragraph-rsid="00035673" style:font-size-asian="12pt" style:font-weight-asian="bold" style:font-size-complex="12pt" style:font-weight-complex="bold"/>
    </style:style>
    <style:style style:name="P14"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fo:font-weight="bold" officeooo:paragraph-rsid="0009f91a" style:font-size-asian="12pt" style:font-weight-asian="bold" style:font-size-complex="12pt" style:font-weight-complex="bold"/>
    </style:style>
    <style:style style:name="P15"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fo:font-weight="bold" officeooo:paragraph-rsid="000e0b62" style:font-size-asian="12pt" style:font-weight-asian="bold" style:font-size-complex="12pt" style:font-weight-complex="bold"/>
    </style:style>
    <style:style style:name="P16"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fo:font-weight="bold" officeooo:paragraph-rsid="00130635" style:font-size-asian="12pt" style:font-weight-asian="bold" style:font-size-complex="12pt" style:font-weight-complex="bold"/>
    </style:style>
    <style:style style:name="P17"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fo:font-weight="bold" officeooo:paragraph-rsid="001308ed" style:font-size-asian="12pt" style:font-weight-asian="bold" style:font-size-complex="12pt" style:font-weight-complex="bold"/>
    </style:style>
    <style:style style:name="P18"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fo:font-weight="bold" officeooo:paragraph-rsid="00175c18" style:font-size-asian="12pt" style:font-weight-asian="bold" style:font-size-complex="12pt" style:font-weight-complex="bold"/>
    </style:style>
    <style:style style:name="P19"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fo:font-weight="bold" officeooo:rsid="00223598" officeooo:paragraph-rsid="00223598" style:font-size-asian="12pt" style:font-weight-asian="bold" style:font-size-complex="12pt" style:font-weight-complex="bold"/>
    </style:style>
    <style:style style:name="P20"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fo:font-weight="bold" officeooo:paragraph-rsid="00191419" style:font-size-asian="12pt" style:font-weight-asian="normal" style:font-size-complex="12pt" style:font-weight-complex="normal"/>
    </style:style>
    <style:style style:name="P21"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fo:font-weight="bold" officeooo:rsid="00175c18" officeooo:paragraph-rsid="00191419" style:font-size-asian="12pt" style:font-weight-asian="normal" style:font-size-complex="12pt" style:font-weight-complex="normal"/>
    </style:style>
    <style:style style:name="P22"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fo:font-weight="bold" officeooo:rsid="00175c18" officeooo:paragraph-rsid="001adf11" style:font-size-asian="12pt" style:font-weight-asian="normal" style:font-size-complex="12pt" style:font-weight-complex="normal"/>
    </style:style>
    <style:style style:name="P23"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fo:font-weight="bold" officeooo:rsid="00175c18" officeooo:paragraph-rsid="001b6a93" style:font-size-asian="12pt" style:font-weight-asian="normal" style:font-size-complex="12pt" style:font-weight-complex="normal"/>
    </style:style>
    <style:style style:name="P24"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fo:font-weight="bold" officeooo:rsid="00175c18" officeooo:paragraph-rsid="001c2999" style:font-size-asian="12pt" style:font-weight-asian="normal" style:font-size-complex="12pt" style:font-weight-complex="normal"/>
    </style:style>
    <style:style style:name="P25"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fo:font-weight="bold" officeooo:rsid="00175c18" officeooo:paragraph-rsid="001d43ec" style:font-size-asian="12pt" style:font-weight-asian="normal" style:font-size-complex="12pt" style:font-weight-complex="normal"/>
    </style:style>
    <style:style style:name="P26"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fo:font-weight="bold" officeooo:rsid="00175c18" officeooo:paragraph-rsid="001f0750" style:font-size-asian="12pt" style:font-weight-asian="normal" style:font-size-complex="12pt" style:font-weight-complex="normal"/>
    </style:style>
    <style:style style:name="P27"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fo:font-weight="bold" officeooo:paragraph-rsid="001308ed" style:font-size-asian="12pt" style:font-size-complex="12pt"/>
    </style:style>
    <style:style style:name="P28"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fo:font-weight="bold" officeooo:paragraph-rsid="00145b45" style:font-size-asian="12pt" style:font-size-complex="12pt"/>
    </style:style>
    <style:style style:name="P29"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fo:font-weight="normal" officeooo:rsid="00050459" officeooo:paragraph-rsid="00050459" style:font-size-asian="12pt" style:font-weight-asian="normal" style:font-size-complex="12pt" style:font-weight-complex="normal"/>
    </style:style>
    <style:style style:name="P30"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fo:font-weight="normal" officeooo:paragraph-rsid="000e0b62" style:font-size-asian="12pt" style:font-weight-asian="normal" style:font-size-complex="12pt" style:font-weight-complex="normal"/>
    </style:style>
    <style:style style:name="P31"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fo:font-weight="normal" officeooo:paragraph-rsid="0011741a" style:font-size-asian="12pt" style:font-weight-asian="normal" style:font-size-complex="12pt" style:font-weight-complex="normal"/>
    </style:style>
    <style:style style:name="P32"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fo:font-weight="normal" officeooo:paragraph-rsid="00145b45" style:font-size-asian="12pt" style:font-weight-asian="normal" style:font-size-complex="12pt" style:font-weight-complex="normal"/>
    </style:style>
    <style:style style:name="P33"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fo:font-weight="normal" officeooo:rsid="00175c18" officeooo:paragraph-rsid="00191419" style:font-size-asian="12pt" style:font-weight-asian="normal" style:font-size-complex="12pt" style:font-weight-complex="normal"/>
    </style:style>
    <style:style style:name="P34"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fo:font-weight="normal" officeooo:rsid="00175c18" officeooo:paragraph-rsid="0019b625" style:font-size-asian="12pt" style:font-weight-asian="normal" style:font-size-complex="12pt" style:font-weight-complex="normal"/>
    </style:style>
    <style:style style:name="P35"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fo:font-weight="normal" officeooo:rsid="00175c18" officeooo:paragraph-rsid="001b79d3" style:font-size-asian="12pt" style:font-weight-asian="normal" style:font-size-complex="12pt" style:font-weight-complex="normal"/>
    </style:style>
    <style:style style:name="P36"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fo:font-weight="normal" officeooo:rsid="00175c18" officeooo:paragraph-rsid="001da996" style:font-size-asian="12pt" style:font-weight-asian="normal" style:font-size-complex="12pt" style:font-weight-complex="normal"/>
    </style:style>
    <style:style style:name="P37"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fo:font-weight="normal" officeooo:rsid="001adf11" officeooo:paragraph-rsid="001adf11" style:font-size-asian="12pt" style:font-weight-asian="normal" style:font-size-complex="12pt" style:font-weight-complex="normal"/>
    </style:style>
    <style:style style:name="P38"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fo:font-weight="normal" officeooo:rsid="001adf11" officeooo:paragraph-rsid="001b6a93" style:font-size-asian="12pt" style:font-weight-asian="normal" style:font-size-complex="12pt" style:font-weight-complex="normal"/>
    </style:style>
    <style:style style:name="P39"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fo:font-weight="normal" officeooo:rsid="001adf11" officeooo:paragraph-rsid="001b79d3" style:font-size-asian="12pt" style:font-weight-asian="normal" style:font-size-complex="12pt" style:font-weight-complex="normal"/>
    </style:style>
    <style:style style:name="P40"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fo:font-weight="normal" officeooo:rsid="001fdc77" officeooo:paragraph-rsid="001fdc77" style:font-size-asian="12pt" style:font-weight-asian="normal" style:font-size-complex="12pt" style:font-weight-complex="normal"/>
    </style:style>
    <style:style style:name="P41"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fo:font-weight="normal" officeooo:rsid="00223598" officeooo:paragraph-rsid="00223598" style:font-size-asian="12pt" style:font-weight-asian="normal" style:font-size-complex="12pt" style:font-weight-complex="normal"/>
    </style:style>
    <style:style style:name="P42"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fo:font-weight="normal" officeooo:rsid="00223598" officeooo:paragraph-rsid="0022bd80" style:font-size-asian="12pt" style:font-weight-asian="normal" style:font-size-complex="12pt" style:font-weight-complex="normal"/>
    </style:style>
    <style:style style:name="P43"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fo:font-weight="normal" officeooo:rsid="0022bd80" officeooo:paragraph-rsid="0022bd80" style:font-size-asian="12pt" style:font-weight-asian="normal" style:font-size-complex="12pt" style:font-weight-complex="normal"/>
    </style:style>
    <style:style style:name="P44"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fo:font-weight="normal" officeooo:rsid="00236968" officeooo:paragraph-rsid="00236968" style:font-size-asian="12pt" style:font-weight-asian="normal" style:font-size-complex="12pt" style:font-weight-complex="normal"/>
    </style:style>
    <style:style style:name="P45"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fo:font-weight="normal" officeooo:rsid="00236968" officeooo:paragraph-rsid="0023d7e3" style:font-size-asian="12pt" style:font-weight-asian="normal" style:font-size-complex="12pt" style:font-weight-complex="normal"/>
    </style:style>
    <style:style style:name="P46"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fo:font-weight="normal" officeooo:rsid="00236968" officeooo:paragraph-rsid="00259b4a" style:font-size-asian="12pt" style:font-weight-asian="normal" style:font-size-complex="12pt" style:font-weight-complex="normal"/>
    </style:style>
    <style:style style:name="P47"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fo:font-weight="normal" officeooo:rsid="00236968" officeooo:paragraph-rsid="00262ec6" style:font-size-asian="12pt" style:font-weight-asian="normal" style:font-size-complex="12pt" style:font-weight-complex="normal"/>
    </style:style>
    <style:style style:name="P48"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fo:font-weight="normal" officeooo:rsid="00236968" officeooo:paragraph-rsid="0027fe7d" style:font-size-asian="12pt" style:font-weight-asian="normal" style:font-size-complex="12pt" style:font-weight-complex="normal"/>
    </style:style>
    <style:style style:name="P49"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fo:font-weight="normal" officeooo:rsid="00236968" officeooo:paragraph-rsid="0029ab68" style:font-size-asian="12pt" style:font-weight-asian="normal" style:font-size-complex="12pt" style:font-weight-complex="normal"/>
    </style:style>
    <style:style style:name="P50"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fo:font-weight="normal" officeooo:paragraph-rsid="0029ab68" style:font-size-asian="12pt" style:font-size-complex="12pt"/>
    </style:style>
    <style:style style:name="P51"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fo:font-weight="normal" officeooo:paragraph-rsid="002b50d5" style:font-size-asian="12pt" style:font-size-complex="12pt"/>
    </style:style>
    <style:style style:name="P52"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fo:font-weight="normal" officeooo:paragraph-rsid="002d467c" style:font-size-asian="12pt" style:font-size-complex="12pt"/>
    </style:style>
    <style:style style:name="P53"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fo:font-weight="normal" officeooo:paragraph-rsid="002dd76f" style:font-size-asian="12pt" style:font-size-complex="12pt"/>
    </style:style>
    <style:style style:name="P54"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fo:font-weight="normal" officeooo:paragraph-rsid="002f814e" style:font-size-asian="12pt" style:font-size-complex="12pt"/>
    </style:style>
    <style:style style:name="P55"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style:font-name="Times New Roman" fo:font-size="12pt" fo:font-weight="normal" officeooo:paragraph-rsid="003760e6" style:font-size-asian="12pt" style:font-size-complex="12pt"/>
    </style:style>
    <style:style style:name="P56"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officeooo:paragraph-rsid="001c2999"/>
    </style:style>
    <style:style style:name="P57"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officeooo:paragraph-rsid="002dd76f"/>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variant="normal" fo:text-transform="none" fo:color="#3a3a3a" loext:opacity="100%" style:font-name="Times New Roman" fo:font-size="12pt" fo:letter-spacing="normal" fo:font-style="normal" fo:font-weight="bold" style:font-size-asian="12pt" style:font-size-complex="12pt"/>
    </style:style>
    <style:style style:name="T4" style:family="text">
      <style:text-properties fo:font-variant="normal" fo:text-transform="none" fo:color="#5e5e5e" loext:opacity="100%" fo:letter-spacing="normal" fo:font-style="normal"/>
    </style:style>
    <style:style style:name="T5" style:family="text">
      <style:text-properties fo:font-variant="normal" fo:text-transform="none" fo:color="#5e5e5e" loext:opacity="100%" fo:letter-spacing="normal" fo:font-style="normal" fo:font-weight="normal"/>
    </style:style>
    <style:style style:name="T6" style:family="text">
      <style:text-properties fo:font-variant="normal" fo:text-transform="none" fo:color="#5e5e5e" loext:opacity="100%" fo:letter-spacing="normal" fo:font-style="normal" fo:font-weight="normal" officeooo:rsid="00035673"/>
    </style:style>
    <style:style style:name="T7" style:family="text">
      <style:text-properties fo:font-variant="normal" fo:text-transform="none" fo:color="#5e5e5e" loext:opacity="100%" fo:letter-spacing="normal" fo:font-style="normal" fo:font-weight="normal" officeooo:rsid="000603c0" style:font-weight-asian="normal" style:font-weight-complex="normal"/>
    </style:style>
    <style:style style:name="T8" style:family="text">
      <style:text-properties fo:font-variant="normal" fo:text-transform="none" fo:color="#5e5e5e" loext:opacity="100%" fo:letter-spacing="normal" fo:font-style="normal" fo:font-weight="normal" officeooo:rsid="00085f1a" style:font-weight-asian="normal" style:font-weight-complex="normal"/>
    </style:style>
    <style:style style:name="T9" style:family="text">
      <style:text-properties fo:font-variant="normal" fo:text-transform="none" fo:color="#5e5e5e" loext:opacity="100%" fo:letter-spacing="normal" fo:font-style="normal" fo:font-weight="normal" officeooo:rsid="000775d5" style:font-weight-asian="normal" style:font-weight-complex="normal"/>
    </style:style>
    <style:style style:name="T10" style:family="text">
      <style:text-properties fo:font-variant="normal" fo:text-transform="none" fo:color="#5e5e5e" loext:opacity="100%" fo:letter-spacing="normal" fo:font-style="normal" fo:font-weight="normal" officeooo:rsid="0009f91a" style:font-weight-asian="normal" style:font-weight-complex="normal"/>
    </style:style>
    <style:style style:name="T11" style:family="text">
      <style:text-properties fo:font-variant="normal" fo:text-transform="none" fo:color="#5e5e5e" loext:opacity="100%" fo:letter-spacing="normal" fo:font-style="normal" fo:font-weight="normal" officeooo:rsid="000ccb2a" style:font-weight-asian="normal" style:font-weight-complex="normal"/>
    </style:style>
    <style:style style:name="T12" style:family="text">
      <style:text-properties fo:font-variant="normal" fo:text-transform="none" fo:color="#5e5e5e" loext:opacity="100%" fo:letter-spacing="normal" fo:font-style="normal" fo:font-weight="normal" officeooo:rsid="000e0b62" style:font-weight-asian="normal" style:font-weight-complex="normal"/>
    </style:style>
    <style:style style:name="T13" style:family="text">
      <style:text-properties fo:font-variant="normal" fo:text-transform="none" fo:color="#5e5e5e" loext:opacity="100%" fo:letter-spacing="normal" fo:font-style="normal" fo:font-weight="normal" officeooo:rsid="001009b1" style:font-weight-asian="normal" style:font-weight-complex="normal"/>
    </style:style>
    <style:style style:name="T14" style:family="text">
      <style:text-properties fo:font-variant="normal" fo:text-transform="none" fo:color="#5e5e5e" loext:opacity="100%" fo:letter-spacing="normal" fo:font-style="normal" fo:font-weight="normal" officeooo:rsid="001b79d3"/>
    </style:style>
    <style:style style:name="T15" style:family="text">
      <style:text-properties fo:font-variant="normal" fo:text-transform="none" fo:color="#5e5e5e" loext:opacity="100%" fo:letter-spacing="normal" fo:font-style="normal" fo:font-weight="normal" officeooo:rsid="001d43ec"/>
    </style:style>
    <style:style style:name="T16" style:family="text">
      <style:text-properties fo:font-variant="normal" fo:text-transform="none" fo:color="#5e5e5e" loext:opacity="100%" fo:letter-spacing="normal" fo:font-style="normal" fo:font-weight="normal" officeooo:rsid="00259b4a"/>
    </style:style>
    <style:style style:name="T17" style:family="text">
      <style:text-properties fo:font-variant="normal" fo:text-transform="none" fo:color="#5e5e5e" loext:opacity="100%" fo:letter-spacing="normal" fo:font-style="normal" fo:font-weight="normal" officeooo:rsid="002dd76f" fo:background-color="transparent" loext:char-shading-value="0" style:font-weight-asian="bold" style:font-weight-complex="bold" loext:padding="0cm" loext:border="none"/>
    </style:style>
    <style:style style:name="T18" style:family="text">
      <style:text-properties fo:font-variant="normal" fo:text-transform="none" fo:color="#5e5e5e" loext:opacity="100%" fo:letter-spacing="normal" fo:font-style="normal" fo:font-weight="normal" officeooo:rsid="003b184e" fo:background-color="transparent" loext:char-shading-value="0" style:font-weight-asian="bold" style:font-weight-complex="bold" loext:padding="0cm" loext:border="none"/>
    </style:style>
    <style:style style:name="T19" style:family="text">
      <style:text-properties fo:font-variant="normal" fo:text-transform="none" fo:color="#5e5e5e" loext:opacity="100%" fo:letter-spacing="normal" fo:font-style="normal" officeooo:rsid="00035673"/>
    </style:style>
    <style:style style:name="T20" style:family="text">
      <style:text-properties fo:font-variant="normal" fo:text-transform="none" fo:color="#5e5e5e" loext:opacity="100%" fo:letter-spacing="normal" fo:font-style="normal" officeooo:rsid="000ccb2a"/>
    </style:style>
    <style:style style:name="T21" style:family="text">
      <style:text-properties fo:font-variant="normal" fo:text-transform="none" fo:color="#5e5e5e" loext:opacity="100%" fo:letter-spacing="normal" fo:font-style="normal" fo:font-weight="bold" style:font-weight-asian="bold" style:font-weight-complex="bold"/>
    </style:style>
    <style:style style:name="T22" style:family="text">
      <style:text-properties fo:font-variant="normal" fo:text-transform="none" fo:color="#5e5e5e" loext:opacity="100%" fo:letter-spacing="normal" fo:font-style="normal" fo:font-weight="bold" officeooo:rsid="0010f593" style:font-weight-asian="bold" style:font-weight-complex="bold"/>
    </style:style>
    <style:style style:name="T23" style:family="text">
      <style:text-properties fo:font-variant="normal" fo:text-transform="none" fo:color="#5e5e5e" loext:opacity="100%" fo:letter-spacing="normal" fo:font-style="normal" officeooo:rsid="0009f91a"/>
    </style:style>
    <style:style style:name="T24" style:family="text">
      <style:text-properties fo:font-variant="normal" fo:text-transform="none" fo:color="#5e5e5e" loext:opacity="100%" fo:letter-spacing="normal" fo:font-style="normal" officeooo:rsid="001009b1"/>
    </style:style>
    <style:style style:name="T25" style:family="text">
      <style:text-properties fo:font-variant="normal" fo:text-transform="none" fo:color="#5e5e5e" loext:opacity="100%" fo:letter-spacing="normal" fo:font-style="normal" officeooo:rsid="0010f593"/>
    </style:style>
    <style:style style:name="T26" style:family="text">
      <style:text-properties fo:font-variant="normal" fo:text-transform="none" fo:color="#5e5e5e" loext:opacity="100%" fo:letter-spacing="normal" fo:font-style="normal" officeooo:rsid="0011741a"/>
    </style:style>
    <style:style style:name="T27" style:family="text">
      <style:text-properties fo:font-variant="normal" fo:text-transform="none" fo:color="#5e5e5e" loext:opacity="100%" fo:letter-spacing="normal" fo:font-style="normal" officeooo:rsid="0012a1cd"/>
    </style:style>
    <style:style style:name="T28" style:family="text">
      <style:text-properties fo:font-variant="normal" fo:text-transform="none" fo:color="#5e5e5e" loext:opacity="100%" fo:letter-spacing="normal" fo:font-style="normal" officeooo:rsid="00130635"/>
    </style:style>
    <style:style style:name="T29" style:family="text">
      <style:text-properties fo:font-variant="normal" fo:text-transform="none" fo:color="#5e5e5e" loext:opacity="100%" fo:letter-spacing="normal" fo:font-style="normal" officeooo:rsid="001308ed"/>
    </style:style>
    <style:style style:name="T30" style:family="text">
      <style:text-properties fo:font-variant="normal" fo:text-transform="none" fo:color="#5e5e5e" loext:opacity="100%" fo:letter-spacing="normal" fo:font-style="normal" officeooo:rsid="0010f593" style:font-weight-asian="bold" style:font-weight-complex="bold"/>
    </style:style>
    <style:style style:name="T31" style:family="text">
      <style:text-properties fo:font-variant="normal" fo:text-transform="none" fo:color="#5e5e5e" loext:opacity="100%" fo:letter-spacing="normal" fo:font-style="normal" officeooo:rsid="00145b45" style:font-weight-asian="bold" style:font-weight-complex="bold"/>
    </style:style>
    <style:style style:name="T32" style:family="text">
      <style:text-properties fo:font-variant="normal" fo:text-transform="none" fo:color="#5e5e5e" loext:opacity="100%" fo:letter-spacing="normal" fo:font-style="normal" officeooo:rsid="001009b1" style:font-weight-asian="bold" style:font-weight-complex="bold"/>
    </style:style>
    <style:style style:name="T33" style:family="text">
      <style:text-properties fo:font-variant="normal" fo:text-transform="none" fo:color="#5e5e5e" loext:opacity="100%" fo:letter-spacing="normal" fo:font-style="normal" officeooo:rsid="00191419" style:font-weight-asian="bold" style:font-weight-complex="bold"/>
    </style:style>
    <style:style style:name="T34" style:family="text">
      <style:text-properties fo:font-variant="normal" fo:text-transform="none" fo:color="#5e5e5e" loext:opacity="100%" fo:letter-spacing="normal" fo:font-style="normal" officeooo:rsid="001adf11" style:font-weight-asian="bold" style:font-weight-complex="bold"/>
    </style:style>
    <style:style style:name="T35" style:family="text">
      <style:text-properties fo:font-variant="normal" fo:text-transform="none" fo:color="#5e5e5e" loext:opacity="100%" fo:letter-spacing="normal" fo:font-style="normal" officeooo:rsid="001b6a93" style:font-weight-asian="bold" style:font-weight-complex="bold"/>
    </style:style>
    <style:style style:name="T36" style:family="text">
      <style:text-properties fo:font-variant="normal" fo:text-transform="none" fo:color="#5e5e5e" loext:opacity="100%" fo:letter-spacing="normal" fo:font-style="normal" officeooo:rsid="001b79d3" style:font-weight-asian="bold" style:font-weight-complex="bold"/>
    </style:style>
    <style:style style:name="T37" style:family="text">
      <style:text-properties fo:font-variant="normal" fo:text-transform="none" fo:color="#5e5e5e" loext:opacity="100%" fo:letter-spacing="normal" fo:font-style="normal" officeooo:rsid="001d43ec" style:font-weight-asian="bold" style:font-weight-complex="bold"/>
    </style:style>
    <style:style style:name="T38" style:family="text">
      <style:text-properties fo:font-variant="normal" fo:text-transform="none" fo:color="#5e5e5e" loext:opacity="100%" fo:letter-spacing="normal" fo:font-style="normal" officeooo:rsid="00259b4a" style:font-weight-asian="bold" style:font-weight-complex="bold"/>
    </style:style>
    <style:style style:name="T39" style:family="text">
      <style:text-properties fo:font-variant="normal" fo:text-transform="none" fo:color="#5e5e5e" loext:opacity="100%" fo:letter-spacing="normal" fo:font-style="normal" officeooo:rsid="00145b45"/>
    </style:style>
    <style:style style:name="T40" style:family="text">
      <style:text-properties fo:font-variant="normal" fo:text-transform="none" fo:color="#5e5e5e" loext:opacity="100%" fo:letter-spacing="normal" fo:font-style="normal" officeooo:rsid="00157ffc"/>
    </style:style>
    <style:style style:name="T41" style:family="text">
      <style:text-properties fo:font-variant="normal" fo:text-transform="none" fo:color="#5e5e5e" loext:opacity="100%" fo:letter-spacing="normal" fo:font-style="normal" officeooo:rsid="00175c18"/>
    </style:style>
    <style:style style:name="T42" style:family="text">
      <style:text-properties fo:font-variant="normal" fo:text-transform="none" fo:color="#5e5e5e" loext:opacity="100%" fo:letter-spacing="normal" fo:font-style="normal" officeooo:rsid="00191419"/>
    </style:style>
    <style:style style:name="T43" style:family="text">
      <style:text-properties fo:font-variant="normal" fo:text-transform="none" fo:color="#5e5e5e" loext:opacity="100%" fo:letter-spacing="normal" fo:font-style="normal" officeooo:rsid="001adf11"/>
    </style:style>
    <style:style style:name="T44" style:family="text">
      <style:text-properties fo:font-variant="normal" fo:text-transform="none" fo:color="#5e5e5e" loext:opacity="100%" fo:letter-spacing="normal" fo:font-style="normal" officeooo:rsid="0019b625"/>
    </style:style>
    <style:style style:name="T45" style:family="text">
      <style:text-properties fo:font-variant="normal" fo:text-transform="none" fo:color="#5e5e5e" loext:opacity="100%" fo:letter-spacing="normal" fo:font-style="normal" officeooo:rsid="001b6a93"/>
    </style:style>
    <style:style style:name="T46" style:family="text">
      <style:text-properties fo:font-variant="normal" fo:text-transform="none" fo:color="#5e5e5e" loext:opacity="100%" fo:letter-spacing="normal" fo:font-style="normal" officeooo:rsid="001b79d3"/>
    </style:style>
    <style:style style:name="T47" style:family="text">
      <style:text-properties fo:font-variant="normal" fo:text-transform="none" fo:color="#5e5e5e" loext:opacity="100%" fo:letter-spacing="normal" fo:font-style="normal" officeooo:rsid="001d43ec"/>
    </style:style>
    <style:style style:name="T48" style:family="text">
      <style:text-properties fo:font-variant="normal" fo:text-transform="none" fo:color="#5e5e5e" loext:opacity="100%" fo:letter-spacing="normal" fo:font-style="normal" officeooo:rsid="001da996"/>
    </style:style>
    <style:style style:name="T49" style:family="text">
      <style:text-properties fo:font-variant="normal" fo:text-transform="none" fo:color="#5e5e5e" loext:opacity="100%" fo:letter-spacing="normal" fo:font-style="normal" officeooo:rsid="0022bd80"/>
    </style:style>
    <style:style style:name="T50" style:family="text">
      <style:text-properties fo:font-variant="normal" fo:text-transform="none" fo:color="#5e5e5e" loext:opacity="100%" fo:letter-spacing="normal" fo:font-style="normal" officeooo:rsid="00236968"/>
    </style:style>
    <style:style style:name="T51" style:family="text">
      <style:text-properties fo:font-variant="normal" fo:text-transform="none" fo:color="#5e5e5e" loext:opacity="100%" style:font-name="Times New Roman" fo:font-size="12pt" fo:letter-spacing="normal" fo:font-style="normal" fo:font-weight="normal" officeooo:rsid="0010f593" style:font-size-asian="12pt" style:font-weight-asian="normal" style:font-size-complex="12pt" style:font-weight-complex="normal"/>
    </style:style>
    <style:style style:name="T52" style:family="text">
      <style:text-properties fo:font-variant="normal" fo:text-transform="none" fo:color="#5e5e5e" loext:opacity="100%" style:font-name="Times New Roman" fo:font-size="12pt" fo:letter-spacing="normal" fo:font-style="normal" fo:font-weight="normal" officeooo:rsid="001b79d3" style:font-size-asian="12pt" style:font-weight-asian="normal" style:font-size-complex="12pt" style:font-weight-complex="normal"/>
    </style:style>
    <style:style style:name="T53" style:family="text">
      <style:text-properties fo:font-variant="normal" fo:text-transform="none" fo:color="#5e5e5e" loext:opacity="100%" style:font-name="Times New Roman" fo:font-size="12pt" fo:letter-spacing="normal" fo:font-style="normal" fo:font-weight="normal" officeooo:rsid="003214c8" fo:background-color="transparent" loext:char-shading-value="0" style:font-size-asian="12pt" style:font-weight-asian="normal" style:font-size-complex="12pt" style:font-weight-complex="normal" loext:padding="0cm" loext:border="none"/>
    </style:style>
    <style:style style:name="T54" style:family="text">
      <style:text-properties fo:font-variant="normal" fo:text-transform="none" fo:color="#5e5e5e" loext:opacity="100%" style:font-name="Times New Roman" fo:font-size="12pt" fo:letter-spacing="normal" fo:font-style="normal" fo:font-weight="bold" officeooo:rsid="0010f593" fo:background-color="transparent" loext:char-shading-value="0" style:font-size-asian="12pt" style:font-weight-asian="bold" style:font-size-complex="12pt" style:font-weight-complex="bold" loext:padding="0cm" loext:border="none"/>
    </style:style>
    <style:style style:name="T55" style:family="text">
      <style:text-properties fo:font-variant="normal" fo:text-transform="none" fo:color="#5e5e5e" loext:opacity="100%" style:font-name="Times New Roman" fo:font-size="12pt" fo:letter-spacing="normal" fo:font-style="normal" fo:font-weight="bold" officeooo:rsid="003214c8" fo:background-color="transparent" loext:char-shading-value="0" style:font-size-asian="12pt" style:font-weight-asian="bold" style:font-size-complex="12pt" style:font-weight-complex="bold" loext:padding="0cm" loext:border="none"/>
    </style:style>
    <style:style style:name="T56" style:family="text">
      <style:text-properties fo:font-variant="normal" fo:text-transform="none" fo:color="#5e5e5e" loext:opacity="100%" style:font-name="Times New Roman" fo:letter-spacing="normal" fo:font-style="normal" fo:font-weight="normal" officeooo:rsid="001c2999" fo:background-color="transparent" loext:char-shading-value="0" loext:padding="0cm" loext:border="none"/>
    </style:style>
    <style:style style:name="T57" style:family="text">
      <style:text-properties fo:font-variant="normal" fo:text-transform="none" fo:color="#5e5e5e" loext:opacity="100%" style:font-name="Times New Roman" fo:letter-spacing="normal" fo:font-style="normal" fo:font-weight="normal" officeooo:rsid="001d43ec" fo:background-color="transparent" loext:char-shading-value="0" loext:padding="0cm" loext:border="none"/>
    </style:style>
    <style:style style:name="T58" style:family="text">
      <style:text-properties fo:font-variant="normal" fo:text-transform="none" fo:color="#5e5e5e" loext:opacity="100%" style:font-name="Times New Roman" fo:letter-spacing="normal" fo:font-style="normal" fo:font-weight="normal" officeooo:rsid="0010f593" fo:background-color="transparent" loext:char-shading-value="0" style:font-weight-asian="bold" style:font-weight-complex="bold" loext:padding="0cm" loext:border="none"/>
    </style:style>
    <style:style style:name="T59" style:family="text">
      <style:text-properties fo:font-variant="normal" fo:text-transform="none" fo:color="#5e5e5e" loext:opacity="100%" style:font-name="Times New Roman" fo:letter-spacing="normal" fo:font-style="normal" fo:font-weight="normal" officeooo:rsid="0039f12a" fo:background-color="transparent" loext:char-shading-value="0" style:font-weight-asian="bold" style:font-weight-complex="bold" loext:padding="0cm" loext:border="none"/>
    </style:style>
    <style:style style:name="T60" style:family="text">
      <style:text-properties fo:font-variant="normal" fo:text-transform="none" fo:color="#5e5e5e" loext:opacity="100%" style:font-name="Times New Roman" fo:letter-spacing="normal" fo:font-style="normal" fo:font-weight="normal" officeooo:rsid="0039f12a" fo:background-color="transparent" loext:char-shading-value="0" style:font-name-asian="NSimSun1" style:font-weight-asian="bold" style:font-name-complex="Liberation Mono" style:font-weight-complex="bold" loext:padding="0cm" loext:border="none"/>
    </style:style>
    <style:style style:name="T61" style:family="text">
      <style:text-properties fo:font-variant="normal" fo:text-transform="none" fo:color="#5e5e5e" loext:opacity="100%" style:font-name="Times New Roman" fo:letter-spacing="normal" fo:font-style="normal" fo:font-weight="bold" officeooo:rsid="0010f593" fo:background-color="transparent" loext:char-shading-value="0" style:font-weight-asian="bold" style:font-weight-complex="bold" loext:padding="0cm" loext:border="none"/>
    </style:style>
    <style:style style:name="T62" style:family="text">
      <style:text-properties fo:font-variant="normal" fo:text-transform="none" fo:color="#5e5e5e" loext:opacity="100%" style:font-name="Times New Roman" fo:letter-spacing="normal" fo:font-style="normal" fo:font-weight="bold" officeooo:rsid="0023d7e3" fo:background-color="transparent" loext:char-shading-value="0" style:font-weight-asian="bold" style:font-weight-complex="bold" loext:padding="0cm" loext:border="none"/>
    </style:style>
    <style:style style:name="T63" style:family="text">
      <style:text-properties fo:font-variant="normal" fo:text-transform="none" fo:color="#5e5e5e" loext:opacity="100%" style:font-name="Times New Roman" fo:letter-spacing="normal" fo:font-style="normal" fo:font-weight="bold" fo:background-color="transparent" loext:char-shading-value="0" style:font-weight-asian="bold" style:font-weight-complex="bold" loext:padding="0cm" loext:border="none"/>
    </style:style>
    <style:style style:name="T64" style:family="text">
      <style:text-properties fo:font-variant="normal" fo:text-transform="none" fo:color="#5e5e5e" loext:opacity="100%" style:font-name="Times New Roman" fo:letter-spacing="normal" fo:font-style="normal" fo:font-weight="bold" officeooo:rsid="00259b4a" fo:background-color="transparent" loext:char-shading-value="0" style:font-weight-asian="bold" style:font-weight-complex="bold" loext:padding="0cm" loext:border="none"/>
    </style:style>
    <style:style style:name="T65" style:family="text">
      <style:text-properties fo:font-variant="normal" fo:text-transform="none" fo:color="#5e5e5e" loext:opacity="100%" style:font-name="Times New Roman" fo:letter-spacing="normal" fo:font-style="normal" fo:font-weight="bold" officeooo:rsid="00262ec6" fo:background-color="transparent" loext:char-shading-value="0" style:font-weight-asian="bold" style:font-weight-complex="bold" loext:padding="0cm" loext:border="none"/>
    </style:style>
    <style:style style:name="T66" style:family="text">
      <style:text-properties fo:font-variant="normal" fo:text-transform="none" fo:color="#5e5e5e" loext:opacity="100%" style:font-name="Times New Roman" fo:letter-spacing="normal" fo:font-style="normal" fo:font-weight="bold" officeooo:rsid="0027fe7d" fo:background-color="transparent" loext:char-shading-value="0" style:font-weight-asian="bold" style:font-weight-complex="bold" loext:padding="0cm" loext:border="none"/>
    </style:style>
    <style:style style:name="T67" style:family="text">
      <style:text-properties fo:font-variant="normal" fo:text-transform="none" fo:color="#5e5e5e" loext:opacity="100%" style:font-name="Times New Roman" fo:letter-spacing="normal" fo:font-style="normal" fo:font-weight="bold" officeooo:rsid="0029ab68" fo:background-color="transparent" loext:char-shading-value="0" style:font-weight-asian="bold" style:font-weight-complex="bold" loext:padding="0cm" loext:border="none"/>
    </style:style>
    <style:style style:name="T68" style:family="text">
      <style:text-properties fo:font-variant="normal" fo:text-transform="none" fo:color="#5e5e5e" loext:opacity="100%" style:font-name="Times New Roman" fo:letter-spacing="normal" fo:font-style="normal" fo:font-weight="bold" officeooo:rsid="002dd76f" fo:background-color="transparent" loext:char-shading-value="0" style:font-weight-asian="bold" style:font-weight-complex="bold" loext:padding="0cm" loext:border="none"/>
    </style:style>
    <style:style style:name="T69" style:family="text">
      <style:text-properties fo:font-variant="normal" fo:text-transform="none" fo:color="#5e5e5e" loext:opacity="100%" style:font-name="Times New Roman" fo:letter-spacing="normal" fo:font-style="normal" fo:font-weight="bold" officeooo:rsid="0023d7e3" fo:background-color="transparent" loext:char-shading-value="0" style:font-name-asian="NSimSun1" style:font-weight-asian="bold" style:font-name-complex="Liberation Mono" style:font-weight-complex="bold" loext:padding="0cm" loext:border="none"/>
    </style:style>
    <style:style style:name="T70" style:family="text">
      <style:text-properties fo:font-variant="normal" fo:text-transform="none" fo:color="#5e5e5e" loext:opacity="100%" style:font-name="Times New Roman" fo:letter-spacing="normal" fo:font-style="normal" fo:font-weight="bold" officeooo:rsid="00259b4a" fo:background-color="transparent" loext:char-shading-value="0" style:font-name-asian="NSimSun1" style:font-weight-asian="bold" style:font-name-complex="Liberation Mono" style:font-weight-complex="bold" loext:padding="0cm" loext:border="none"/>
    </style:style>
    <style:style style:name="T71" style:family="text">
      <style:text-properties fo:font-variant="normal" fo:text-transform="none" fo:color="#5e5e5e" loext:opacity="100%" style:font-name="Times New Roman" fo:letter-spacing="normal" fo:font-style="normal" officeooo:rsid="001c2999" fo:background-color="transparent" loext:char-shading-value="0" style:font-weight-asian="bold" style:font-weight-complex="bold" loext:padding="0cm" loext:border="none"/>
    </style:style>
    <style:style style:name="T72" style:family="text">
      <style:text-properties fo:font-variant="normal" fo:text-transform="none" fo:color="#5e5e5e" loext:opacity="100%" style:font-name="Times New Roman" fo:letter-spacing="normal" fo:font-style="normal" officeooo:rsid="0010f593" fo:background-color="transparent" loext:char-shading-value="0" style:font-weight-asian="bold" style:font-weight-complex="bold" loext:padding="0cm" loext:border="none"/>
    </style:style>
    <style:style style:name="T73" style:family="text">
      <style:text-properties fo:font-variant="normal" fo:text-transform="none" fo:color="#5e5e5e" loext:opacity="100%" style:font-name="Times New Roman" fo:letter-spacing="normal" fo:font-style="normal" officeooo:rsid="001b79d3" fo:background-color="transparent" loext:char-shading-value="0" style:font-weight-asian="bold" style:font-weight-complex="bold" loext:padding="0cm" loext:border="none"/>
    </style:style>
    <style:style style:name="T74" style:family="text">
      <style:text-properties fo:font-variant="normal" fo:text-transform="none" fo:color="#5e5e5e" loext:opacity="100%" style:font-name="Times New Roman" fo:letter-spacing="normal" fo:font-style="normal" officeooo:rsid="001009b1" fo:background-color="transparent" loext:char-shading-value="0" style:font-weight-asian="bold" style:font-weight-complex="bold" loext:padding="0cm" loext:border="none"/>
    </style:style>
    <style:style style:name="T75" style:family="text">
      <style:text-properties fo:font-variant="normal" fo:text-transform="none" fo:color="#5e5e5e" loext:opacity="100%" style:font-name="Times New Roman" fo:letter-spacing="normal" fo:font-style="normal" officeooo:rsid="001da996" fo:background-color="transparent" loext:char-shading-value="0" style:font-weight-asian="bold" style:font-weight-complex="bold" loext:padding="0cm" loext:border="none"/>
    </style:style>
    <style:style style:name="T76" style:family="text">
      <style:text-properties fo:font-variant="normal" fo:text-transform="none" fo:color="#5e5e5e" loext:opacity="100%" style:font-name="Times New Roman" fo:letter-spacing="normal" fo:font-style="normal" officeooo:rsid="001d43ec" fo:background-color="transparent" loext:char-shading-value="0" style:font-name-asian="NSimSun1" style:font-weight-asian="bold" style:font-name-complex="Liberation Mono" style:font-weight-complex="bold" loext:padding="0cm" loext:border="none"/>
    </style:style>
    <style:style style:name="T77" style:family="text">
      <style:text-properties fo:font-variant="normal" fo:text-transform="none" fo:color="#5e5e5e" loext:opacity="100%" style:font-name="Times New Roman" fo:letter-spacing="normal" fo:font-style="normal" officeooo:rsid="001f0750" fo:background-color="transparent" loext:char-shading-value="0" style:font-name-asian="NSimSun1" style:font-weight-asian="bold" style:font-name-complex="Liberation Mono" style:font-weight-complex="bold" loext:padding="0cm" loext:border="none"/>
    </style:style>
    <style:style style:name="T78" style:family="text">
      <style:text-properties fo:font-variant="normal" fo:text-transform="none" fo:color="#5e5e5e" loext:opacity="100%" style:font-name="Times New Roman" fo:letter-spacing="normal" fo:font-style="normal" officeooo:rsid="001da996" fo:background-color="transparent" loext:char-shading-value="0" style:font-name-asian="NSimSun1" style:font-name-complex="Liberation Mono" loext:padding="0cm" loext:border="none"/>
    </style:style>
    <style:style style:name="T79" style:family="text">
      <style:text-properties fo:font-variant="normal" fo:text-transform="none" fo:color="#5e5e5e" loext:opacity="100%" style:font-name="Times New Roman" fo:letter-spacing="normal" fo:font-style="normal" officeooo:rsid="00357d44" fo:background-color="transparent" loext:char-shading-value="0" style:font-name-asian="NSimSun1" style:font-weight-asian="normal" style:font-name-complex="Liberation Mono" style:font-weight-complex="normal" loext:padding="0cm" loext:border="none"/>
    </style:style>
    <style:style style:name="T80" style:family="text">
      <style:text-properties fo:font-variant="normal" fo:text-transform="none" fo:color="#5e5e5e" loext:opacity="100%" style:font-name="Times New Roman" fo:letter-spacing="normal" fo:font-style="normal" officeooo:rsid="003760e6" fo:background-color="transparent" loext:char-shading-value="0" style:font-name-asian="NSimSun1" style:font-weight-asian="normal" style:font-name-complex="Liberation Mono" style:font-weight-complex="normal" loext:padding="0cm" loext:border="none"/>
    </style:style>
    <style:style style:name="T81" style:family="text">
      <style:text-properties fo:font-variant="normal" fo:text-transform="none" fo:color="#5e5e5e" loext:opacity="100%" style:font-name="Times New Roman" fo:letter-spacing="normal" fo:font-style="normal" officeooo:rsid="003808ae" fo:background-color="transparent" loext:char-shading-value="0" style:font-name-asian="NSimSun1" style:font-weight-asian="normal" style:font-name-complex="Liberation Mono" style:font-weight-complex="normal" loext:padding="0cm" loext:border="none"/>
    </style:style>
    <style:style style:name="T82" style:family="text">
      <style:text-properties fo:font-variant="normal" fo:text-transform="none" fo:color="#5e5e5e" loext:opacity="100%" style:font-name="Times New Roman" fo:letter-spacing="normal" fo:font-style="normal" officeooo:rsid="001d43ec" fo:background-color="transparent" loext:char-shading-value="0" loext:padding="0cm" loext:border="none"/>
    </style:style>
    <style:style style:name="T83" style:family="text">
      <style:text-properties fo:font-variant="normal" fo:text-transform="none" fo:color="#5e5e5e" loext:opacity="100%" style:font-name="Times New Roman" fo:letter-spacing="normal" fo:font-style="normal" officeooo:rsid="001da996" fo:background-color="transparent" loext:char-shading-value="0" loext:padding="0cm" loext:border="none"/>
    </style:style>
    <style:style style:name="T84" style:family="text">
      <style:text-properties fo:font-variant="normal" fo:text-transform="none" fo:color="#5e5e5e" loext:opacity="100%" style:font-name="Times New Roman" fo:letter-spacing="normal" fo:font-style="normal" officeooo:rsid="001ed837" fo:background-color="transparent" loext:char-shading-value="0" loext:padding="0cm" loext:border="none"/>
    </style:style>
    <style:style style:name="T85" style:family="text">
      <style:text-properties fo:font-variant="normal" fo:text-transform="none" fo:color="#5e5e5e" loext:opacity="100%" style:font-name="Times New Roman" fo:letter-spacing="normal" fo:font-style="normal" officeooo:rsid="0023d7e3" fo:background-color="transparent" loext:char-shading-value="0" loext:padding="0cm" loext:border="none"/>
    </style:style>
    <style:style style:name="T86" style:family="text">
      <style:text-properties fo:font-variant="normal" fo:text-transform="none" fo:color="#5e5e5e" loext:opacity="100%" style:font-name="Times New Roman" fo:letter-spacing="normal" fo:font-style="normal" officeooo:rsid="0010f593" fo:background-color="transparent" loext:char-shading-value="0" loext:padding="0cm" loext:border="none"/>
    </style:style>
    <style:style style:name="T87" style:family="text">
      <style:text-properties fo:font-variant="normal" fo:text-transform="none" fo:color="#5e5e5e" loext:opacity="100%" style:font-name="Times New Roman" fo:letter-spacing="normal" fo:font-style="normal" officeooo:rsid="00259b4a" fo:background-color="transparent" loext:char-shading-value="0" loext:padding="0cm" loext:border="none"/>
    </style:style>
    <style:style style:name="T88" style:family="text">
      <style:text-properties fo:font-variant="normal" fo:text-transform="none" fo:color="#5e5e5e" loext:opacity="100%" style:font-name="Times New Roman" fo:letter-spacing="normal" fo:font-style="normal" officeooo:rsid="00262ec6" fo:background-color="transparent" loext:char-shading-value="0" loext:padding="0cm" loext:border="none"/>
    </style:style>
    <style:style style:name="T89" style:family="text">
      <style:text-properties fo:font-variant="normal" fo:text-transform="none" fo:color="#5e5e5e" loext:opacity="100%" style:font-name="Times New Roman" fo:letter-spacing="normal" fo:font-style="normal" officeooo:rsid="0027fe7d" fo:background-color="transparent" loext:char-shading-value="0" loext:padding="0cm" loext:border="none"/>
    </style:style>
    <style:style style:name="T90" style:family="text">
      <style:text-properties fo:font-variant="normal" fo:text-transform="none" fo:color="#5e5e5e" loext:opacity="100%" style:font-name="Times New Roman" fo:letter-spacing="normal" fo:font-style="normal" officeooo:rsid="0027fe7d" fo:background-color="transparent" loext:char-shading-value="0" style:font-weight-asian="normal" style:font-weight-complex="normal" loext:padding="0cm" loext:border="none"/>
    </style:style>
    <style:style style:name="T91" style:family="text">
      <style:text-properties fo:font-variant="normal" fo:text-transform="none" fo:color="#5e5e5e" loext:opacity="100%" style:font-name="Times New Roman" fo:letter-spacing="normal" fo:font-style="normal" officeooo:rsid="0029ab68" fo:background-color="transparent" loext:char-shading-value="0" style:font-weight-asian="normal" style:font-weight-complex="normal" loext:padding="0cm" loext:border="none"/>
    </style:style>
    <style:style style:name="T92" style:family="text">
      <style:text-properties fo:font-variant="normal" fo:text-transform="none" fo:color="#5e5e5e" loext:opacity="100%" style:font-name="Times New Roman" fo:letter-spacing="normal" fo:font-style="normal" officeooo:rsid="002dd76f" fo:background-color="transparent" loext:char-shading-value="0" style:font-weight-asian="normal" style:font-weight-complex="normal" loext:padding="0cm" loext:border="none"/>
    </style:style>
    <style:style style:name="T93" style:family="text">
      <style:text-properties fo:font-variant="normal" fo:text-transform="none" fo:color="#5e5e5e" loext:opacity="100%" style:font-name="Times New Roman" fo:letter-spacing="normal" fo:font-style="normal" officeooo:rsid="0010f593" fo:background-color="transparent" loext:char-shading-value="0" style:font-weight-asian="normal" style:font-weight-complex="normal" loext:padding="0cm" loext:border="none"/>
    </style:style>
    <style:style style:name="T94" style:family="text">
      <style:text-properties fo:font-variant="normal" fo:text-transform="none" fo:color="#5e5e5e" loext:opacity="100%" style:font-name="Times New Roman" fo:letter-spacing="normal" fo:font-style="normal" officeooo:rsid="00351d3b" fo:background-color="transparent" loext:char-shading-value="0" style:font-weight-asian="normal" style:font-weight-complex="normal" loext:padding="0cm" loext:border="none"/>
    </style:style>
    <style:style style:name="T95" style:family="text">
      <style:text-properties fo:font-variant="normal" fo:text-transform="none" fo:color="#5e5e5e" loext:opacity="100%" style:font-name="Times New Roman" fo:letter-spacing="normal" fo:font-style="normal" officeooo:rsid="00357d44" fo:background-color="transparent" loext:char-shading-value="0" style:font-weight-asian="normal" style:font-weight-complex="normal" loext:padding="0cm" loext:border="none"/>
    </style:style>
    <style:style style:name="T96" style:family="text">
      <style:text-properties fo:font-variant="normal" fo:text-transform="none" fo:color="#5e5e5e" loext:opacity="100%" style:font-name="Times New Roman" fo:letter-spacing="normal" fo:font-style="normal" officeooo:rsid="003760e6" fo:background-color="transparent" loext:char-shading-value="0" style:font-weight-asian="normal" style:font-weight-complex="normal" loext:padding="0cm" loext:border="none"/>
    </style:style>
    <style:style style:name="T97" style:family="text">
      <style:text-properties fo:font-variant="normal" fo:text-transform="none" fo:color="#5e5e5e" loext:opacity="100%" style:font-name="Times New Roman" fo:letter-spacing="normal" fo:font-style="normal" officeooo:rsid="003808ae" fo:background-color="transparent" loext:char-shading-value="0" style:font-weight-asian="normal" style:font-weight-complex="normal" loext:padding="0cm" loext:border="none"/>
    </style:style>
    <style:style style:name="T98" style:family="text">
      <style:text-properties fo:font-variant="normal" fo:text-transform="none" fo:color="#000000" loext:opacity="100%" fo:letter-spacing="normal" fo:font-style="normal"/>
    </style:style>
    <style:style style:name="T99" style:family="text">
      <style:text-properties fo:font-variant="normal" fo:text-transform="none" fo:color="#000000" loext:opacity="100%" fo:letter-spacing="normal" fo:font-style="normal" fo:font-weight="normal" style:font-weight-asian="normal" style:font-weight-complex="normal"/>
    </style:style>
    <style:style style:name="T100" style:family="text">
      <style:text-properties fo:font-variant="normal" fo:text-transform="none" fo:color="#000000" loext:opacity="100%" fo:letter-spacing="normal" fo:font-style="normal" officeooo:rsid="00130635"/>
    </style:style>
    <style:style style:name="T101" style:family="text">
      <style:text-properties fo:font-variant="normal" fo:text-transform="none" fo:color="#333333" loext:opacity="100%" style:font-name="Times New Roman" fo:font-size="12pt" fo:letter-spacing="normal" fo:font-style="normal" fo:font-weight="normal" officeooo:rsid="001b79d3" fo:background-color="transparent" loext:char-shading-value="0" style:font-size-asian="12pt" style:font-weight-asian="normal" style:font-size-complex="12pt" style:font-weight-complex="normal" loext:padding="0cm" loext:border="none"/>
    </style:style>
    <style:style style:name="T102" style:family="text">
      <style:text-properties fo:font-variant="normal" fo:text-transform="none" fo:color="#333333" loext:opacity="100%" style:font-name="Times New Roman" fo:font-size="12pt" fo:letter-spacing="normal" fo:font-style="normal" fo:font-weight="normal" officeooo:rsid="001c2999" fo:background-color="transparent" loext:char-shading-value="0" style:font-size-asian="12pt" style:font-weight-asian="normal" style:font-size-complex="12pt" style:font-weight-complex="normal" loext:padding="0cm" loext:border="none"/>
    </style:style>
    <style:style style:name="T103" style:family="text">
      <style:text-properties fo:font-variant="normal" fo:text-transform="none" fo:color="#3c4043" loext:opacity="100%" fo:letter-spacing="normal" fo:font-style="normal" fo:font-weight="normal" style:font-weight-asian="normal" style:font-weight-complex="normal"/>
    </style:style>
    <style:style style:name="T104" style:family="text">
      <style:text-properties fo:font-variant="normal" fo:text-transform="none" fo:color="#3c4043" loext:opacity="100%" fo:letter-spacing="normal" fo:font-style="normal" fo:font-weight="normal" officeooo:rsid="003b184e" style:font-weight-asian="normal" style:font-weight-complex="normal"/>
    </style:style>
    <style:style style:name="T105" style:family="text">
      <style:text-properties fo:font-variant="normal" fo:text-transform="none" fo:color="#454545" loext:opacity="100%" fo:letter-spacing="normal" fo:font-style="normal" officeooo:rsid="00157ffc"/>
    </style:style>
    <style:style style:name="T106" style:family="text">
      <style:text-properties fo:font-variant="normal" fo:text-transform="none" fo:color="#1b1b1b" loext:opacity="100%" fo:letter-spacing="normal" fo:font-style="normal" officeooo:rsid="00157ffc"/>
    </style:style>
    <style:style style:name="T107" style:family="text">
      <style:text-properties fo:font-variant="normal" fo:text-transform="none" fo:color="#202124" loext:opacity="100%" fo:letter-spacing="normal" fo:font-style="normal" officeooo:rsid="0010f593"/>
    </style:style>
    <style:style style:name="T108" style:family="text">
      <style:text-properties fo:font-variant="normal" fo:text-transform="none" fo:color="#202124" loext:opacity="100%" style:font-name="arial1" fo:font-size="8pt" fo:letter-spacing="normal" fo:font-style="normal" fo:font-weight="normal" officeooo:rsid="001d43ec" style:font-weight-asian="bold" style:font-weight-complex="bold"/>
    </style:style>
    <style:style style:name="T109" style:family="text">
      <style:text-properties fo:font-variant="normal" fo:text-transform="none" fo:color="#505050" loext:opacity="100%" style:font-name="Times New Roman" fo:letter-spacing="normal" fo:font-style="normal" officeooo:rsid="0010f593" fo:background-color="transparent" loext:char-shading-value="0" style:font-weight-asian="bold" style:font-weight-complex="bold" loext:padding="0cm" loext:border="none"/>
    </style:style>
    <style:style style:name="T110" style:family="text">
      <style:text-properties fo:font-variant="normal" fo:text-transform="none" fo:color="#505050" loext:opacity="100%" style:font-name="Times New Roman" fo:letter-spacing="normal" fo:font-style="normal" officeooo:rsid="0029ab68" fo:background-color="transparent" loext:char-shading-value="0" style:font-weight-asian="bold" style:font-weight-complex="bold" loext:padding="0cm" loext:border="none"/>
    </style:style>
    <style:style style:name="T111" style:family="text">
      <style:text-properties fo:font-variant="normal" fo:text-transform="none" fo:color="#505050" loext:opacity="100%" style:font-name="Times New Roman" fo:letter-spacing="normal" fo:font-style="normal" officeooo:rsid="002b50d5" fo:background-color="transparent" loext:char-shading-value="0" style:font-weight-asian="bold" style:font-weight-complex="bold" loext:padding="0cm" loext:border="none"/>
    </style:style>
    <style:style style:name="T112" style:family="text">
      <style:text-properties fo:font-variant="normal" fo:text-transform="none" fo:color="#505050" loext:opacity="100%" style:font-name="Times New Roman" fo:letter-spacing="normal" fo:font-style="normal" officeooo:rsid="002d467c" fo:background-color="transparent" loext:char-shading-value="0" style:font-weight-asian="bold" style:font-weight-complex="bold" loext:padding="0cm" loext:border="none"/>
    </style:style>
    <style:style style:name="T113" style:family="text">
      <style:text-properties fo:font-variant="normal" fo:text-transform="none" fo:color="#505050" loext:opacity="100%" style:font-name="Times New Roman" fo:letter-spacing="normal" fo:font-style="normal" officeooo:rsid="002dd76f" fo:background-color="transparent" loext:char-shading-value="0" style:font-weight-asian="bold" style:font-weight-complex="bold" loext:padding="0cm" loext:border="none"/>
    </style:style>
    <style:style style:name="T114" style:family="text">
      <style:text-properties fo:font-variant="normal" fo:text-transform="none" fo:color="#505050" loext:opacity="100%" style:font-name="Times New Roman" fo:letter-spacing="normal" fo:font-style="normal" officeooo:rsid="002f814e" fo:background-color="transparent" loext:char-shading-value="0" style:font-weight-asian="bold" style:font-weight-complex="bold" loext:padding="0cm" loext:border="none"/>
    </style:style>
    <style:style style:name="T115" style:family="text">
      <style:text-properties fo:font-variant="normal" fo:text-transform="none" fo:color="#505050" loext:opacity="100%" style:font-name="Times New Roman" fo:letter-spacing="normal" fo:font-style="normal" officeooo:rsid="00306227" fo:background-color="transparent" loext:char-shading-value="0" style:font-weight-asian="bold" style:font-weight-complex="bold" loext:padding="0cm" loext:border="none"/>
    </style:style>
    <style:style style:name="T116" style:family="text">
      <style:text-properties fo:font-variant="normal" fo:text-transform="none" fo:color="#505050" loext:opacity="100%" style:font-name="Times New Roman" fo:letter-spacing="normal" fo:font-style="normal" officeooo:rsid="00316bb6" fo:background-color="transparent" loext:char-shading-value="0" style:font-weight-asian="bold" style:font-weight-complex="bold" loext:padding="0cm" loext:border="none"/>
    </style:style>
    <style:style style:name="T117" style:family="text">
      <style:text-properties fo:font-variant="normal" fo:text-transform="none" fo:color="#505050" loext:opacity="100%" style:font-name="Times New Roman" fo:letter-spacing="normal" fo:font-style="normal" officeooo:rsid="0033e1df" fo:background-color="transparent" loext:char-shading-value="0" style:font-weight-asian="bold" style:font-weight-complex="bold" loext:padding="0cm" loext:border="none"/>
    </style:style>
    <style:style style:name="T118" style:family="text">
      <style:text-properties fo:font-variant="normal" fo:text-transform="none" fo:color="#505050" loext:opacity="100%" style:font-name="Times New Roman" fo:letter-spacing="normal" fo:font-style="normal" officeooo:rsid="00351d3b" fo:background-color="transparent" loext:char-shading-value="0" style:font-weight-asian="bold" style:font-weight-complex="bold" loext:padding="0cm" loext:border="none"/>
    </style:style>
    <style:style style:name="T119" style:family="text">
      <style:text-properties fo:font-variant="normal" fo:text-transform="none" fo:color="#505050" loext:opacity="100%" style:font-name="Times New Roman" fo:letter-spacing="normal" fo:font-style="normal" officeooo:rsid="0029ab68" fo:background-color="transparent" loext:char-shading-value="0" style:font-name-asian="NSimSun1" style:font-weight-asian="bold" style:font-name-complex="Liberation Mono" style:font-weight-complex="bold" loext:padding="0cm" loext:border="none"/>
    </style:style>
    <style:style style:name="T120" style:family="text">
      <style:text-properties fo:font-variant="normal" fo:text-transform="none" fo:color="#505050" loext:opacity="100%" style:font-name="Times New Roman" fo:letter-spacing="normal" fo:font-style="normal" officeooo:rsid="002f814e" fo:background-color="transparent" loext:char-shading-value="0" style:font-name-asian="NSimSun1" style:font-weight-asian="bold" style:font-name-complex="Liberation Mono" style:font-weight-complex="bold" loext:padding="0cm" loext:border="none"/>
    </style:style>
    <style:style style:name="T121" style:family="text">
      <style:text-properties fo:font-variant="normal" fo:text-transform="none" fo:color="#505050" loext:opacity="100%" style:font-name="Times New Roman" fo:letter-spacing="normal" fo:font-style="normal" officeooo:rsid="00357d44" fo:background-color="transparent" loext:char-shading-value="0" style:font-weight-asian="normal" style:font-weight-complex="normal" loext:padding="0cm" loext:border="none"/>
    </style:style>
    <style:style style:name="T122" style:family="text">
      <style:text-properties fo:font-variant="normal" fo:text-transform="none" fo:color="#505050" loext:opacity="100%" style:font-name="Times New Roman" fo:letter-spacing="normal" fo:font-style="normal" fo:font-weight="bold" officeooo:rsid="002b50d5" fo:background-color="transparent" loext:char-shading-value="0" style:font-weight-asian="bold" style:font-weight-complex="bold" loext:padding="0cm" loext:border="none"/>
    </style:style>
    <style:style style:name="T123" style:family="text">
      <style:text-properties fo:font-variant="normal" fo:text-transform="none" fo:color="#505050" loext:opacity="100%" style:font-name="Times New Roman" fo:letter-spacing="normal" fo:font-style="normal" fo:font-weight="bold" officeooo:rsid="002d467c" fo:background-color="transparent" loext:char-shading-value="0" style:font-weight-asian="bold" style:font-weight-complex="bold" loext:padding="0cm" loext:border="none"/>
    </style:style>
    <style:style style:name="T124" style:family="text">
      <style:text-properties fo:font-variant="normal" fo:text-transform="none" fo:color="#505050" loext:opacity="100%" style:font-name="Times New Roman" fo:letter-spacing="normal" fo:font-style="normal" fo:font-weight="bold" officeooo:rsid="002dd76f" fo:background-color="transparent" loext:char-shading-value="0" style:font-weight-asian="bold" style:font-weight-complex="bold" loext:padding="0cm" loext:border="none"/>
    </style:style>
    <style:style style:name="T125" style:family="text">
      <style:text-properties fo:font-variant="normal" fo:text-transform="none" fo:color="#505050" loext:opacity="100%" style:font-name="Times New Roman" fo:letter-spacing="normal" fo:font-style="normal" fo:font-weight="bold" officeooo:rsid="0029ab68" fo:background-color="transparent" loext:char-shading-value="0" style:font-weight-asian="bold" style:font-weight-complex="bold" loext:padding="0cm" loext:border="none"/>
    </style:style>
    <style:style style:name="T126" style:family="text">
      <style:text-properties fo:font-variant="normal" fo:text-transform="none" fo:color="#505050" loext:opacity="100%" style:font-name="Times New Roman" fo:letter-spacing="normal" fo:font-style="normal" fo:font-weight="bold" officeooo:rsid="00351d3b" fo:background-color="transparent" loext:char-shading-value="0" style:font-weight-asian="bold" style:font-weight-complex="bold" loext:padding="0cm" loext:border="none"/>
    </style:style>
    <style:style style:name="T127" style:family="text">
      <style:text-properties fo:font-variant="normal" fo:text-transform="none" fo:color="#505050" loext:opacity="100%" style:font-name="Times New Roman" fo:letter-spacing="normal" fo:font-style="normal" fo:font-weight="bold" officeooo:rsid="00357d44" fo:background-color="transparent" loext:char-shading-value="0" style:font-weight-asian="bold" style:font-weight-complex="bold" loext:padding="0cm" loext:border="none"/>
    </style:style>
    <style:style style:name="T128" style:family="text">
      <style:text-properties fo:font-variant="normal" fo:text-transform="none" fo:color="#505050" loext:opacity="100%" style:font-name="Times New Roman" fo:letter-spacing="normal" fo:font-style="normal" fo:font-weight="normal" officeooo:rsid="0029ab68" fo:background-color="transparent" loext:char-shading-value="0" style:font-weight-asian="bold" style:font-weight-complex="bold" loext:padding="0cm" loext:border="none"/>
    </style:style>
    <style:style style:name="T129" style:family="text">
      <style:text-properties fo:font-variant="normal" fo:text-transform="none" fo:color="#505050" loext:opacity="100%" style:font-name="Times New Roman" fo:font-size="12pt" fo:letter-spacing="normal" fo:font-style="normal" fo:font-weight="normal" officeooo:rsid="0029ab68" fo:background-color="transparent" loext:char-shading-value="0" style:font-size-asian="12pt" style:font-weight-asian="bold" style:font-size-complex="12pt" style:font-weight-complex="bold" loext:padding="0cm" loext:border="none"/>
    </style:style>
    <style:style style:name="T130" style:family="text">
      <style:text-properties fo:font-variant="normal" fo:text-transform="none" fo:color="#505050" loext:opacity="100%" style:font-name="Times New Roman" fo:font-size="12pt" fo:letter-spacing="normal" fo:font-style="normal" fo:font-weight="bold" officeooo:rsid="002dd76f" fo:background-color="transparent" loext:char-shading-value="0" style:font-size-asian="12pt" style:font-weight-asian="bold" style:font-size-complex="12pt" style:font-weight-complex="bold" loext:padding="0cm" loext:border="none"/>
    </style:style>
    <style:style style:name="T131" style:family="text">
      <style:text-properties fo:font-variant="normal" fo:text-transform="none" fo:color="#505050" loext:opacity="100%" style:font-name="Times New Roman" fo:font-size="12pt" fo:letter-spacing="normal" fo:font-style="normal" fo:font-weight="bold" officeooo:rsid="002d467c" fo:background-color="transparent" loext:char-shading-value="0" style:font-size-asian="12pt" style:font-weight-asian="bold" style:font-size-complex="12pt" style:font-weight-complex="bold" loext:padding="0cm" loext:border="none"/>
    </style:style>
    <style:style style:name="T132" style:family="text">
      <style:text-properties fo:font-variant="normal" fo:text-transform="none" fo:color="#444444" loext:opacity="100%" style:font-name="Times New Roman" fo:letter-spacing="normal" fo:font-style="normal" fo:font-weight="normal" officeooo:rsid="0010f593" fo:background-color="transparent" loext:char-shading-value="0" style:font-weight-asian="bold" style:font-weight-complex="bold" loext:padding="0cm" loext:border="none"/>
    </style:style>
    <style:style style:name="T133" style:family="text">
      <style:text-properties fo:font-variant="normal" fo:text-transform="none" fo:color="#444444" loext:opacity="100%" style:font-name="Times New Roman" fo:letter-spacing="normal" fo:font-style="normal" fo:font-weight="normal" officeooo:rsid="003b184e" fo:background-color="transparent" loext:char-shading-value="0" style:font-weight-asian="bold" style:font-weight-complex="bold" loext:padding="0cm" loext:border="none"/>
    </style:style>
    <style:style style:name="T134" style:family="text">
      <style:text-properties fo:font-variant="normal" fo:text-transform="none" fo:color="#444444" loext:opacity="100%" style:font-name="Times New Roman" fo:letter-spacing="normal" fo:font-style="normal" fo:font-weight="normal" officeooo:rsid="003b184e" fo:background-color="transparent" loext:char-shading-value="0" style:font-name-asian="NSimSun1" style:font-weight-asian="bold" style:font-name-complex="Liberation Mono" style:font-weight-complex="bold" loext:padding="0cm" loext:border="none"/>
    </style:style>
    <style:style style:name="T135" style:family="text">
      <style:text-properties officeooo:rsid="00035673"/>
    </style:style>
    <style:style style:name="fr1"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display-border="false" draw:frame-margin-horizontal="0px" draw:frame-margin-vertical="0px"/>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Nesne1" text:anchor-type="page" text:anchor-page-number="1" svg:x="0cm" svg:y="0cm" svg:width="0.041cm" svg:height="0.041cm" draw:z-index="0">
        <draw:floating-frame xlink:href="https://googleads.g.doubleclick.net/pagead/ads?client=ca-pub-6151300200566814&amp;output=html&amp;h=280&amp;slotname=9245718993&amp;adk=4219742639&amp;adf=399894034&amp;pi=t.ma~as.9245718993&amp;w=728&amp;fwrn=4&amp;fwrnh=100&amp;lmt=1629079650&amp;rafmt=1&amp;psa=1&amp;format=728x280&amp;url=https%3A%2F%2Fhtml.com%2Fattributes%2Fbody-onunload%2F&amp;flash=0&amp;fwr=0&amp;rpe=1&amp;resp_fmts=3&amp;wgl=1&amp;uach=WyJXaW5kb3dzIiwiMTAuMCIsIng4NiIsIiIsIjkyLjAuNDUxNS4xMzEiLFtdLG51bGwsbnVsbCxudWxsXQ..&amp;tt_state=W3siaXNzdWVyT3JpZ2luIjoiaHR0cHM6Ly9hdHRlc3RhdGlvbi5hbmRyb2lkLmNvbSIsInN0YXRlIjo3fV0.&amp;dt=1629143143589&amp;bpp=21&amp;bdt=431&amp;idt=78&amp;shv=r20210809&amp;mjsv=m202108100101&amp;ptt=9&amp;saldr=aa&amp;abxe=1&amp;cookie=ID%3Deee6b26b42cbefee%3AT%3D1628978762%3AS%3DALNI_MbObGaAnVYUA5DmUXj86U7bx2Zafw&amp;correlator=4744911929778&amp;frm=20&amp;pv=2&amp;ga_vid=173952840.1628978717&amp;ga_sid=1629143144&amp;ga_hid=1576883556&amp;ga_fc=0&amp;u_tz=120&amp;u_his=8&amp;u_java=0&amp;u_h=720&amp;u_w=1280&amp;u_ah=680&amp;u_aw=1280&amp;u_cd=24&amp;u_nplug=3&amp;u_nmime=4&amp;adx=82&amp;ady=605&amp;biw=1263&amp;bih=577&amp;scr_x=0&amp;scr_y=0&amp;eid=20211866%2C21065725%2C31062181%2C21067496%2C31062297&amp;oid=3&amp;pvsid=2546612663811199&amp;pem=635&amp;ref=https%3A%2F%2Fhtml.com%2Ftags%2Fbody%2F&amp;eae=0&amp;fc=896&amp;brdim=0%2C0%2C0%2C0%2C1280%2C0%2C1280%2C680%2C1280%2C577&amp;vis=1&amp;rsz=o%7C%7CeEbr%7C&amp;abl=CS&amp;pfx=0&amp;fu=128&amp;bc=31&amp;ifi=1&amp;uci=a!1&amp;btvi=1&amp;fsb=1&amp;xpc=lQ2yf5rm9U&amp;p=https%3A//html.com&amp;dtd=132" xlink:type="simple" xlink:show="embed" xlink:actuate="onLoad" draw:frame-name="aswift_0"/>
      </draw:frame>
      <text:p text:style-name="P2">ETİKETLER</text:p>
      <text:p text:style-name="P2"/>
      <text:p text:style-name="P2">https://www.mobilhanem.com/temel-html-etiketleri/</text:p>
      <text:p text:style-name="P2"/>
      <text:p text:style-name="P2">&lt;html&gt; <text:tab/>:</text:p>
      <text:p text:style-name="P2"/>
      <text:h text:style-name="P1" text:outline-level="2"><text:span text:style-name="Strong_20_Emphasis"><text:span text:style-name="T3">&lt;html&gt; Etiketi Ne İşe Yarar?</text:span></text:span></text:h>
      <text:p text:style-name="P5"><text:span text:style-name="T135">Bu, temel HTML etiketlerindendir. Temel HTML etiketleri ile sayfamız </text:span><text:s/>temel parçalara <text:span text:style-name="T135">bölünerek işlemler düzenli yapılır.</text:span></text:p>
      <text:p text:style-name="P6"><text:span text:style-name="T5">&lt;html&gt; etiketi, </text:span><text:span text:style-name="T6">en üzt düzey öğedir bu nedenle kök öge olarak adlandırılır ve </text:span><text:span text:style-name="T5">içerisine yazılacak tüm etiketleri kapsar. </text:span><text:span text:style-name="T6">Bu etiket olmadan </text:span><text:span text:style-name="T5"><text:s/>diğer etiketlerin bir anlamı olmaz. </text:span><text:span text:style-name="T6">HTML sayfası bu etikle başlar ve bu etiketle sona erer.</text:span></text:p>
      <text:p text:style-name="P13"><text:span text:style-name="T4">&lt;</text:span><text:span text:style-name="T19">body</text:span><text:span text:style-name="T4">&gt; </text:span><text:span text:style-name="T19">Etiketi Ne İşe Yarar?</text:span></text:p>
      <text:p text:style-name="P29"><text:span text:style-name="T19">S</text:span><text:span text:style-name="T4">ayfa içeriği bu etiketin içerisinde yer alır. Tarayıcı tarafında gözükmesini istediğimiz tüm etiketler buraya yazarız. Buraya yazacağımız etiketler ekrana yansır. Başka bir deyişle sayfayı ziyaret eden kişinin görecekleri, bu etiket arasında yer alanlardır.</text:span></text:p>
      <text:p text:style-name="P7"><text:span text:style-name="T7">HTML5 öncesinde </text:span><text:span text:style-name="T8">kenar boşluğu oluşturmak, </text:span><text:span text:style-name="T7">yazı tipleri ve tipografi, metin ve arka plan renkleri <text:s/></text:span><text:span text:style-name="T8">gibi stil özellikleri gibi </text:span><text:span text:style-name="T9"><text:s/></text:span><text:span text:style-name="T8">özelliklere sahipken </text:span><text:span text:style-name="T7"><text:s/>HTML5 ile birlikte artık bunlar CSS kullanılarak yapılmalıdır.</text:span></text:p>
      <text:p text:style-name="P8"><text:span text:style-name="T7">Z</text:span><text:span text:style-name="T10">iyaretçi sayfadan ayrıldığında bir komut dosyası çalıştıran &lt;body onUnload=””&gt;, sayfa yüklemesi bittiğinde bir komut dosyası çalıştıran &lt;body onLoad=””&gt; ve ziyaretçi geöerli sayfaya odaklandığında bir komut dosyası çalıştıran &lt;body onFocus=””&gt; özellikleri vardır.</text:span></text:p>
      <text:p text:style-name="P8"><text:span text:style-name="T10"/></text:p>
      <text:p text:style-name="P14"><text:span text:style-name="T23">&lt;</text:span><text:span text:style-name="T20">head</text:span><text:span text:style-name="T23">&gt; </text:span><text:span text:style-name="T20">Etiketi Ne İşe Yarar?</text:span></text:p>
      <text:p text:style-name="P9"><text:span text:style-name="T11"><text:line-break/>&lt;head&gt; öğesi, tarayıcılar ve web tarayıcıları tarafından kullanılan, <text:s/>belgenin başlığı, komut dosyaları ve stil sayfaları gibi makine tarafından okunabilen bilgileri (meta veriler) içer</text:span><text:span text:style-name="T12">en komuttur. Burada yer alan bilgiler web ziyaretçileri tarafından görülmez.</text:span></text:p>
      <text:p text:style-name="P9"><text:span text:style-name="T11">K</text:span><text:span text:style-name="T12">omut, sayfa hakkında bilgi sağlar</text:span><text:span text:style-name="T11">. </text:span><text:span text:style-name="T12">Önceleri JS.ler &lt;head&gt; içerisinde yer alırdı. Ancak bu durum sayfa yüklemesini yavaşlattığından artık bunlara günümüzde burada değil &lt;body&gt; komutu içerisinde yer verilmektedir.</text:span></text:p>
      <text:p text:style-name="P9"><text:span text:style-name="T11">B</text:span><text:span text:style-name="T12">urada yer alan hususların sayfa görünümüne bir etkisi yoktur </text:span><text:span text:style-name="T13">ancak tarayıcılar buradaki bilgileri kullanarak sayfamızı indekslerler.</text:span></text:p>
      <text:p text:style-name="P9"><text:span text:style-name="T13"/></text:p>
      <text:p text:style-name="P9"><text:span text:style-name="T13"/></text:p>
      <text:p text:style-name="P9"><text:span text:style-name="T13"/></text:p>
      <text:p text:style-name="P15"><text:soft-page-break/><text:span text:style-name="T24">&lt;</text:span><text:span text:style-name="T25">meta</text:span><text:span text:style-name="T24">&gt; </text:span><text:span text:style-name="T25">Etiketi Ne İşe Yarar?</text:span></text:p>
      <text:p text:style-name="P30"><text:span text:style-name="T25">&lt;meta&gt; , tarayıcı tarafından okunabilen bilgilerin eklendiği etikettir ve sayfa ziyaretçilerine bu bilgiler gösterilmez. &lt;head&gt; bölümü içerisine yerleştirilen bu etiketin bir kapanış etiketi yoktur. </text:span><text:span text:style-name="T27">Bu etiket, bir nevi web sitesinin bilgi etiketidir.</text:span></text:p>
      <text:p text:style-name="P31"><text:span text:style-name="T26">Burada yer verilen bilgilerle sayfamızın kategorizasyonu yapılır; bilgiler, arama motoruna indekslemede ve tarayıcının davranışlarında yardımcı olur.</text:span></text:p>
      <text:p text:style-name="P31"><text:span text:style-name="T26"/></text:p>
      <text:p text:style-name="P16"><text:span text:style-name="T24">&lt;</text:span><text:span text:style-name="T28">div</text:span><text:span text:style-name="T24">&gt; </text:span><text:span text:style-name="T25">Etiketi Ne İşe Yarar?</text:span></text:p>
      <text:p text:style-name="P3"><text:span text:style-name="T98">&lt;</text:span><text:span text:style-name="T100">div</text:span><text:span text:style-name="T98">&gt; </text:span><text:span text:style-name="T100">etiketi </text:span><text:span text:style-name="T98">web sayfalarını bölümlerine ayırma ve bu bölümlerin içine CSS ile stil değerleri verme</text:span><text:span text:style-name="T100">ye</text:span><text:span text:style-name="T98"> yardımcı olan bir html </text:span><text:span text:style-name="T100">etiketidir. Bu etiketle</text:span><text:span text:style-name="T98"> sayfaların tamamında değişiklik yapmak yerine sayfaları bölümlerine ayırabilir ve bu bölümlere özel stil değerleri tanımlanabilir. B</text:span><text:span text:style-name="T100">u sayede</text:span><text:span text:style-name="T98"> tam anlamıyla istemiş olduğumuz gibi stil ve hizalı öğelerin içerisinde bulunan HTML sayfaları oluşturabiliriz. </text:span></text:p>
      <text:p text:style-name="P4"><text:span text:style-name="T99"/></text:p>
      <text:p text:style-name="P17"><text:span text:style-name="T24">&lt;</text:span><text:span text:style-name="T29">a</text:span><text:span text:style-name="T24">&gt; </text:span><text:span text:style-name="T25">Etiketi Ne İşe Yarar?</text:span></text:p>
      <text:p text:style-name="P27"><text:span text:style-name="T30">&lt;a&gt; öğesi veya bağlantı öğesi, başka bir web sayfasına veya aynı web sayfasındaki başka bir konuma köprü oluşturmak için kullanılır. Bağlantı öğesi tarafından oluşturulan köprü, &lt;a&gt; açılış ve kapanış etiketleri arasında yuvalanmış metne, resme veya diğer HTML içeriğine uygulanır.</text:span></text:p>
      <text:p text:style-name="P28"><text:span text:style-name="T30">&lt;</text:span><text:span text:style-name="T31">p</text:span><text:span text:style-name="T30">&gt; </text:span><text:span text:style-name="T32"><text:s/></text:span><text:span text:style-name="T30">Etiketi Ne İşe Yarar?</text:span></text:p>
      <text:p text:style-name="P32"><text:span text:style-name="T25">&lt;</text:span><text:span text:style-name="T39">p&gt; etiketi, paragraf metin bloklarını tanımlamak için kullanılır. </text:span><text:span text:style-name="T40">Paragraf sonu &lt;/p&gt; etiketi ile kapatılır. </text:span><text:span text:style-name="T105">Web sitesi içerisinde bir metin alanı oluşturma işlemi için kullanılan etikettir.</text:span><text:span text:style-name="T40"> </text:span><text:span text:style-name="T106">İçeriği paragraflara bölmek, bir sayfanın daha erişilebilir olmasına yardımcı olur</text:span><text:span text:style-name="T40"> .</text:span></text:p>
      <text:p text:style-name="P20"><text:span text:style-name="T30"/></text:p>
      <text:p text:style-name="P18"><text:span text:style-name="T25">&lt;</text:span><text:span text:style-name="T41">span</text:span><text:span text:style-name="T25">&gt; </text:span><text:span text:style-name="T24"><text:s/></text:span><text:span text:style-name="T25">Etiketi Ne İşe Yarar?</text:span></text:p>
      <text:p text:style-name="P33"><text:span text:style-name="T107">Bu eleman, bir metin ya da bir belgenin bir bölümünü işaretlemek için kullanılan satır içi kapsayıcıdır.</text:span><text:span text:style-name="T40"> </text:span><text:span text:style-name="T42">Stilistik amaçlarla satır içi içeriğini seçmek kullanılır. </text:span><text:span text:style-name="T25">&lt;span&gt;, bir &lt;div&gt; öğesine çok benzer, ancak &lt;div&gt; blok düzeyinde bir öğeyken, &lt;span&gt; satır içi bir öğedir.</text:span></text:p>
      <text:p text:style-name="P21"><text:span text:style-name="T30">&lt;</text:span><text:span text:style-name="T33">img</text:span><text:span text:style-name="T30">&gt; </text:span><text:span text:style-name="T32"><text:s/></text:span><text:span text:style-name="T30">Etiketi Ne İşe Yarar?</text:span></text:p>
      <text:p text:style-name="P33"><text:span text:style-name="T25">&lt;</text:span><text:span text:style-name="T43">i</text:span><text:span text:style-name="T44">mg</text:span><text:span text:style-name="T25">&gt; </text:span><text:span text:style-name="T44">etiketi, sayfaya <text:s/>resim eklemek için kullanılır. Sadece açılan bir etikettir ve statik bir görüntüyü göstermenin en kolay yoludur.</text:span></text:p>
      <text:p text:style-name="P34"><text:span text:style-name="T44">Resim, bir blok öğesi gibi görünür. Genişlik ve yüksekliği vardır ve birden çok satıra bölünemez. Blok gibidir</text:span></text:p>
      <text:p text:style-name="P37"><text:soft-page-break/><text:span text:style-name="T44">A</text:span><text:span text:style-name="T4">ncak HTML tanımlaması ve tarayıcılar tarafından </text:span><text:span text:style-name="T44">&lt;img&gt; etiketi bir satır içi öğe gibi ele alı</text:span><text:span text:style-name="T4">nır</text:span></text:p>
      <text:p text:style-name="P37"><text:span text:style-name="T4"/></text:p>
      <text:p text:style-name="P22"><text:span text:style-name="T30">&lt;</text:span><text:span text:style-name="T34">ul</text:span><text:span text:style-name="T30">&gt; </text:span><text:span text:style-name="T32"><text:s/></text:span><text:span text:style-name="T30">Etiketi Ne İşe Yarar?</text:span></text:p>
      <text:p text:style-name="P37"><text:span text:style-name="T25">&lt;ul&gt; </text:span><text:span text:style-name="T46">etiketi</text:span><text:span text:style-name="T25">, sırasız bir öğe listesi tanımlamak için kullanılır. Sayısal sırada sunulması gerekmeyen ve listenin anlamını değiştirmeden yeniden düzenlenebilen &lt;li&gt; öğelerini içeren sırasız bir liste kullanın. </text:span></text:p>
      <text:p text:style-name="P37"><text:span text:style-name="T25">L</text:span><text:span text:style-name="T4">istedeki öğelerin sırası önemli değilse &lt;ul&gt; etiketi kullanılır ancak öğelerin sırası önemliyse &lt;ol&gt; etiketi kullanılır.</text:span></text:p>
      <text:p text:style-name="P23"><text:span text:style-name="T30">&lt;</text:span><text:span text:style-name="T35">ol</text:span><text:span text:style-name="T30">&gt; </text:span><text:span text:style-name="T32"><text:s/></text:span><text:span text:style-name="T30">Etiketi Ne İşe Yarar?</text:span></text:p>
      <text:p text:style-name="P39"><text:span text:style-name="T25">&lt;ul&gt; </text:span><text:span text:style-name="T46">etiketi</text:span><text:span text:style-name="T25">, sıra</text:span><text:span text:style-name="T45">lı</text:span><text:span text:style-name="T25"> bir öğe listesi tanımlamak için kullanılır. </text:span><text:span text:style-name="T45">Liste elemanları &lt;li&gt; etiketi içerisine yazılır. &lt;li&gt; etiketi, &lt;ol&gt; &lt;/ol&gt; açılış kapanıi etiketi arasına yazılır.</text:span></text:p>
      <text:p text:style-name="P38"><text:span text:style-name="T30">Listedeki öğelerin sırası önemliyse &lt;ol&gt; <text:s/>etiketi kullanılır ancak öğelerin sırası <text:s/>önemli değilse &lt;ul&gt; etiketi kullanılır.</text:span><text:span text:style-name="T22"> </text:span></text:p>
      <text:p text:style-name="P23"><text:span text:style-name="T30">&lt;</text:span><text:span text:style-name="T35">li</text:span><text:span text:style-name="T30">&gt; </text:span><text:span text:style-name="T32"><text:s/></text:span><text:span text:style-name="T30">Etiketi Ne İşe Yarar?</text:span></text:p>
      <text:p text:style-name="P35"><text:span text:style-name="T25">&lt;li&gt; </text:span><text:span text:style-name="T46">etiketi</text:span><text:span text:style-name="T25">, sıralı ve sırasız bir öğe listesinin parçası olan bir liste öğesini tanımlar </text:span><text:span text:style-name="T46"><text:s/>ve kullanıldığı bir &lt;ul&gt; veya &lt;ol&gt; etiketinin alt etiketidir.</text:span></text:p>
      <text:p text:style-name="P24"><text:span text:style-name="T30">&lt;</text:span><text:span text:style-name="T36">b</text:span><text:span text:style-name="T30">&gt; </text:span><text:span text:style-name="T32"><text:s/></text:span><text:span text:style-name="T30">Etiketi Ne İşe Yarar?</text:span></text:p>
      <text:p text:style-name="P56"><text:span text:style-name="T51">&lt;</text:span><text:span text:style-name="T52">b</text:span><text:span text:style-name="T51">&gt; </text:span><text:span text:style-name="T52">etiketi kullanılarak metnin kalın görünmesi sağlanır. </text:span><text:span text:style-name="Source_20_Text"><text:span text:style-name="T101">&lt;p&gt;&lt;b&gt;</text:span></text:span><text:span text:style-name="Source_20_Text"><text:span text:style-name="T102">Kalın olarak vurgulanmak istenen metin &lt;b&gt; açılış ve &lt;/b&gt; kapanıi etiketi arasına yazılır</text:span></text:span></text:p>
      <text:p text:style-name="P24"><text:span text:style-name="Source_20_Text"><text:span text:style-name="T72">&lt;</text:span></text:span><text:span text:style-name="Source_20_Text"><text:span text:style-name="T73">b</text:span></text:span><text:span text:style-name="Source_20_Text"><text:span text:style-name="T71">r</text:span></text:span><text:span text:style-name="Source_20_Text"><text:span text:style-name="T72">&gt; </text:span></text:span><text:span text:style-name="Source_20_Text"><text:span text:style-name="T74"><text:s/></text:span></text:span><text:span text:style-name="Source_20_Text"><text:span text:style-name="T72">Etiketi Ne İşe Yarar?</text:span></text:span></text:p>
      <text:p text:style-name="P24"><text:span text:style-name="Source_20_Text"><text:span text:style-name="T72">&lt;</text:span></text:span><text:span text:style-name="Source_20_Text"><text:span text:style-name="T71">br</text:span></text:span><text:span text:style-name="Source_20_Text"><text:span text:style-name="T72">&gt; </text:span></text:span><text:span text:style-name="Source_20_Text"><text:span text:style-name="T56">etiketi, bulunduğumuz satırdan bir alt satıra geçmemizi sağlar </text:span></text:span><text:span text:style-name="Source_20_Text"><text:span text:style-name="T57">ve kapanış etiketi yoktur.</text:span></text:span></text:p>
      <text:p text:style-name="P24"><text:span text:style-name="T14"/></text:p>
      <text:p text:style-name="P25"><text:span text:style-name="Source_20_Text"><text:span text:style-name="T72">&lt;</text:span></text:span><text:span text:style-name="Source_20_Text"><text:span text:style-name="T76">i</text:span></text:span><text:span text:style-name="Source_20_Text"><text:span text:style-name="T72">&gt; </text:span></text:span><text:span text:style-name="Source_20_Text"><text:span text:style-name="T74"><text:s/></text:span></text:span><text:span text:style-name="Source_20_Text"><text:span text:style-name="T75">ve &lt;em&gt; </text:span></text:span><text:span text:style-name="Source_20_Text"><text:span text:style-name="T72">Etiketi Ne İşe Yarar?</text:span></text:span></text:p>
      <text:p text:style-name="P36"><text:span text:style-name="T25">&lt;</text:span><text:span text:style-name="T47">i</text:span><text:span text:style-name="T25">&gt; </text:span><text:span text:style-name="T47">etiketi ile metnin istenilen kısmının farklı bir biçimde (italik) olarak görüntülenmesi sağlanır. &lt;</text:span><text:span text:style-name="T48">em&gt; etiketi de </text:span><text:span text:style-name="Source_20_Text"><text:span text:style-name="T82"><text:s/></text:span></text:span><text:span text:style-name="Source_20_Text"><text:span text:style-name="T83">etiketi ile görsel olarak aynı sonucu verir </text:span></text:span><text:span text:style-name="Source_20_Text"><text:span text:style-name="T78">a</text:span></text:span><text:span text:style-name="Source_20_Text"><text:span text:style-name="T83">ncak semantik anlamı farklıdır. &lt;</text:span></text:span><text:span text:style-name="Source_20_Text"><text:span text:style-name="T84">i</text:span></text:span><text:span text:style-name="Source_20_Text"><text:span text:style-name="T83">&gt; </text:span></text:span><text:span text:style-name="Source_20_Text"><text:span text:style-name="T84">elementi metni italik olarak yazma dışında bir anlam ifade etmez. Yani içerik vurgulanacaksa &lt;em&gt; elementi, sadece italik görüntü elde edilmek isteniyorsa &lt;i&gt; elementi kullanılmalıdır.</text:span></text:span></text:p>
      <text:p text:style-name="P26"><text:span text:style-name="T108"><text:s/></text:span><text:span text:style-name="Source_20_Text"><text:span text:style-name="T72">&lt;</text:span></text:span><text:span text:style-name="Source_20_Text"><text:span text:style-name="T77">strong</text:span></text:span><text:span text:style-name="Source_20_Text"><text:span text:style-name="T75">&gt; </text:span></text:span><text:span text:style-name="Source_20_Text"><text:span text:style-name="T72">Etiketi Ne İşe Yarar?</text:span></text:span></text:p>
      <text:p text:style-name="P40"><text:span text:style-name="T47">B</text:span><text:span text:style-name="T4">ulunduğu alandaki metinlerden daha önemli görülen metni tanımlamak için kullanılır. Varsayılan tarayıcıların tamamı strong metninin kalın yazı tipi ile oluşturur. Bu etiketle, metnin görselliği değil ve fakat önemi vurgulanır. Amaç sadece görsellikse </text:span><text:span text:style-name="T21">&lt;b&gt; </text:span><text:span text:style-name="T4">etiketi kullanılmalıdır.</text:span></text:p>
      <text:p text:style-name="P19"><text:soft-page-break/><text:span text:style-name="T4">Heading &lt;h1-h6&gt; Etiketleri Ne İşe Yarar?</text:span></text:p>
      <text:p text:style-name="P40"><text:span text:style-name="T4">&lt;h1&gt;, &lt;h2&gt;, &lt;h3&gt;, &lt;h4&gt;, &lt;h5&gt; ve &lt;h6&gt; öğeleri, &lt;h1&gt; en önemli ve &lt;h6&gt; en az olan azalan önem sırasına göre başlıklar oluşturmak için kullanılır. </text:span></text:p>
      <text:p text:style-name="P41"><text:span text:style-name="T4">Bu etiketler içerik yazmanın önemli bir parçasıdır ve daha düzenli bir yazı yazmamıza yardımcı olur.</text:span></text:p>
      <text:p text:style-name="P42"><text:span text:style-name="T4">Bir arama motorunun sayfanız hakkında anlamaya çalıştığı iki şey vardır. </text:span><text:span text:style-name="T49">Bunlar “Sayfanın ne ile ilgili olduğu” ve “Sayfanın ne kadar iyi olduğudur”.</text:span></text:p>
      <text:p text:style-name="P43"><text:span text:style-name="T47">B</text:span><text:span text:style-name="T4">u soruların cevabı başlık içerikleri ile tespit edilebilir.</text:span></text:p>
      <text:p text:style-name="P43"><text:span text:style-name="T4">Bu etiketler, metnin bütününün daha küçük parçalara ayrılarak yazılmasına olanak tanır. Bu sayede farklı bölümlerin bir biri ile ilişkileri ortaya konulur.</text:span></text:p>
      <text:p text:style-name="P43"><text:span text:style-name="T4">Bu başlık etiketleri ile bir içerik hiyerarşisi oluşturulur. Ana başlık içeriği &lt;h1&gt; etiketi altında ve onun alt başlığı &lt;h2&gt; etiketi altında ve bunun da alt başlı</text:span><text:span text:style-name="T50">kları &lt;h3&gt; etiketi altında yazılır. (&lt;h6&gt; ya kadar bu şekilde)</text:span></text:p>
      <text:p text:style-name="P44"><text:span text:style-name="T4">Bu, okuyucular için de metnin okunmasını ve aradıklarını daha kolay bulmasını kolaylaştırır.</text:span></text:p>
      <text:p text:style-name="P44"><text:span text:style-name="T21">&lt;abbr&gt; </text:span><text:span text:style-name="Source_20_Text"><text:span text:style-name="T61">Etiketi Ne İşe Yarar?</text:span></text:span></text:p>
      <text:p text:style-name="P45"><text:span text:style-name="Source_20_Text"><text:span text:style-name="T85">Kullanıcıya bir sözcük ve sözcük grubunun kısaltma olarak gösterilmesine kullanılan bir etikettir. Bu sayede kullanıcı sözcük veya sözcük grubunu kısaltma olarak görür ve fakat kısaltma üzerine geldiğinde tam metni görebilir. Bu işlevi görmek için &lt;</text:span></text:span><text:span text:style-name="Source_20_Text"><text:span text:style-name="T62">title</text:span></text:span><text:span text:style-name="Source_20_Text"><text:span text:style-name="T85">&gt; etiketi ile birlikte kullanılmalıdır. Çünkü </text:span></text:span><text:span text:style-name="Source_20_Text"><text:span text:style-name="T62">&lt;title&gt; </text:span></text:span><text:span text:style-name="Source_20_Text"><text:span text:style-name="T85"><text:s/>niteliği kısaltmanın uzun halini içermektedir.</text:span></text:span></text:p>
      <text:p text:style-name="P45"><text:span text:style-name="Source_20_Text"><text:span text:style-name="T63">&lt;</text:span></text:span><text:span text:style-name="Source_20_Text"><text:span text:style-name="T69">title</text:span></text:span><text:span text:style-name="Source_20_Text"><text:span text:style-name="T63">&gt; </text:span></text:span><text:span text:style-name="Source_20_Text"><text:span text:style-name="T61">Etiketi Ne İşe Yarar?</text:span></text:span></text:p>
      <text:p text:style-name="P23"><text:span text:style-name="T37">&lt;</text:span><text:span text:style-name="T38">titile</text:span><text:span text:style-name="T37">&gt; </text:span><text:span text:style-name="T16">etiketi, bir HTML belgesine başlık atmak için kullanılan HTML öğesidir.</text:span><text:span text:style-name="T15"> Sayfa başlıkları tarayıcı penceresinde görüntülenmez, ancak arama motorları tarafından sayfa adı olarak kullanılır ve tarayıcılar tarafından başlık çubuğunda, sayfa sekmesinde ve yer imi eklenmiş web sayfalarının sayfa adı olarak görüntülenir.</text:span></text:p>
      <text:p text:style-name="P46"><text:span text:style-name="Source_20_Text"><text:span text:style-name="T63">&lt;</text:span></text:span><text:span text:style-name="Source_20_Text"><text:span text:style-name="T70">video</text:span></text:span><text:span text:style-name="Source_20_Text"><text:span text:style-name="T63">&gt; </text:span></text:span><text:span text:style-name="Source_20_Text"><text:span text:style-name="T61">Etiketi Ne İşe Yarar?</text:span></text:span></text:p>
      <text:p text:style-name="P46"><text:span text:style-name="Source_20_Text"><text:span text:style-name="T61">&lt;</text:span></text:span><text:span text:style-name="Source_20_Text"><text:span text:style-name="T64">video</text:span></text:span><text:span text:style-name="Source_20_Text"><text:span text:style-name="T61">&gt; </text:span></text:span><text:span text:style-name="Source_20_Text"><text:span text:style-name="T87">etiketi, bir HTML belgesine video eklemek için kullanılır. Bir src özelliğine bir URL eklenerek kendis sitemizde ya da harici bir sitede barındırılan videolar gömülebilir.</text:span></text:span></text:p>
      <text:p text:style-name="P47"><text:span text:style-name="Source_20_Text"><text:span text:style-name="T61">&lt;</text:span></text:span><text:span text:style-name="Source_20_Text"><text:span text:style-name="T65">audio</text:span></text:span><text:span text:style-name="Source_20_Text"><text:span text:style-name="T61">&gt;</text:span></text:span><text:span text:style-name="Source_20_Text"><text:span text:style-name="T63"> </text:span></text:span><text:span text:style-name="Source_20_Text"><text:span text:style-name="T61">Etiketi Ne İşe Yarar?</text:span></text:span></text:p>
      <text:p text:style-name="P46"><text:span text:style-name="Source_20_Text"><text:span text:style-name="T61">&lt;</text:span></text:span><text:span text:style-name="Source_20_Text"><text:span text:style-name="T65">audio</text:span></text:span><text:span text:style-name="Source_20_Text"><text:span text:style-name="T61">&gt;</text:span></text:span><text:span text:style-name="Source_20_Text"><text:span text:style-name="T86"> </text:span></text:span><text:span text:style-name="Source_20_Text"><text:span text:style-name="T88">etiketi, sayfada ses dosyası çalmaya olanak sağlayan etikettir. Tarayıcı, bu etiketi desteklemiyorsa <text:s/></text:span></text:span><text:span text:style-name="Source_20_Text"><text:span text:style-name="T65">&lt;audio&gt;</text:span></text:span><text:span text:style-name="Source_20_Text"><text:span text:style-name="T88"> arasında yazılı bütün metinler </text:span></text:span><text:span text:style-name="Source_20_Text"><text:span text:style-name="T65">&lt;/audio&gt;</text:span></text:span><text:span text:style-name="Source_20_Text"><text:span text:style-name="T88"> yazı olarak görünür</text:span></text:span><text:span text:style-name="Source_20_Text"><text:span text:style-name="T61">.</text:span></text:span></text:p>
      <text:p text:style-name="P47"><text:span text:style-name="Source_20_Text"><text:span text:style-name="T88">Ses dosyasını çalacak müzik çaların tasarım ve sitili tarayıcı uygulamasına bırakılmıştır</text:span></text:span><text:span text:style-name="Source_20_Text"><text:span text:style-name="T86"> Çoğunlukla, en iyi uygulama, genellikle müzik çaların stilini tarayıcı tarafından kontrol edilmesine izin vererek kendi haline bırakmaktır. Bu, kullanıcı için tanıdık bir görünüm ve his sağlar.</text:span></text:span></text:p>
      <text:p text:style-name="P48"><text:soft-page-break/><text:span text:style-name="Source_20_Text"><text:span text:style-name="T89">Tarayıcılar tarafından en iyi desteklenen ses formatı .mp3’tür. .mp2’ten sonra en iyi desteklenen ses formatı ise .wav’dır. .ogg ve .acc gibi diğer biçimler de ara sıra desteklenmektedir.</text:span></text:span></text:p>
      <text:p text:style-name="P49"><text:span text:style-name="Source_20_Text"><text:span text:style-name="T66">&lt;</text:span></text:span><text:span text:style-name="Source_20_Text"><text:span text:style-name="T67">figure</text:span></text:span><text:span text:style-name="Source_20_Text"><text:span text:style-name="T66">&gt; </text:span></text:span><text:span text:style-name="Source_20_Text"><text:span text:style-name="T61">Etiketi Ne İşe Yarar?</text:span></text:span></text:p>
      <text:p text:style-name="P50"><text:span text:style-name="Source_20_Text"><text:span text:style-name="T90">&lt;</text:span></text:span><text:span text:style-name="Source_20_Text"><text:span text:style-name="T91">figure</text:span></text:span><text:span text:style-name="Source_20_Text"><text:span text:style-name="T90">&gt; <text:s/></text:span></text:span><text:span text:style-name="Source_20_Text"><text:span text:style-name="T91">etiketi,</text:span></text:span><text:span text:style-name="Source_20_Text"><text:span text:style-name="T109"> açıklaması yapılan bir metinin içinde o metinle bağlantılı bir görsel </text:span></text:span><text:span text:style-name="Source_20_Text"><text:span text:style-name="T119">nesneyi</text:span></text:span><text:span text:style-name="Source_20_Text"><text:span text:style-name="T109"> (resim, çizim vs) göstermeye yarar. </text:span></text:span><text:span text:style-name="Source_20_Text"><text:span text:style-name="T110">Bu elementle gözterilecek olan nesne ana içerikle ilgilidir ve resim tablo veya grafik olabilir. &lt;figcaption&gt; etiketi ile, &lt;figure&gt; etiketi ile tanımlana içeriğe başlık eklenebilir.</text:span></text:span></text:p>
      <text:p text:style-name="P50"><text:span text:style-name="Source_20_Text"><text:span text:style-name="T110"/></text:span></text:p>
      <text:p text:style-name="P51"><text:span text:style-name="Source_20_Text"><text:span text:style-name="T110">&lt;</text:span></text:span><text:span text:style-name="Source_20_Text"><text:span text:style-name="T122">picture</text:span></text:span><text:span text:style-name="Source_20_Text"><text:span text:style-name="T110">&gt; </text:span></text:span><text:span text:style-name="Source_20_Text"><text:span text:style-name="T61">Etiketi Ne İşe Yarar?</text:span></text:span></text:p>
      <text:p text:style-name="P52"><text:span text:style-name="Source_20_Text"><text:span text:style-name="T110">&lt;</text:span></text:span><text:span text:style-name="Source_20_Text"><text:span text:style-name="T122">picture</text:span></text:span><text:span text:style-name="Source_20_Text"><text:span text:style-name="T110">&gt; </text:span></text:span><text:span text:style-name="Source_20_Text"><text:span text:style-name="T111">etiketi </text:span></text:span><text:span text:style-name="Source_20_Text"><text:span text:style-name="T112">ile sayfanın görüntülendiği cihazın ekran çözünürlüğüne göre farklı resim dosyası görüntülenmesi sağlanır. Bu etiket ile örneğin 500 KB büyüklüğündeki bir resim küçültülerek örneğin 100 KB olarak cep telefonlarına verilebilir. (bu etiketi </text:span></text:span><text:span text:style-name="Source_20_Text"><text:span text:style-name="T111">html.com sayfasında bulamadım.</text:span></text:span><text:span text:style-name="Source_20_Text"><text:span text:style-name="T112">)</text:span></text:span><text:span text:style-name="Source_20_Text"><text:span text:style-name="T111"> </text:span></text:span></text:p>
      <text:p text:style-name="P52"><text:span text:style-name="Source_20_Text"><text:span text:style-name="T110">&lt;</text:span></text:span><text:span text:style-name="Source_20_Text"><text:span text:style-name="T123">sup</text:span></text:span><text:span text:style-name="Source_20_Text"><text:span text:style-name="T110">&gt; </text:span></text:span><text:span text:style-name="Source_20_Text"><text:span text:style-name="T61">Etiketi Ne İşe Yarar?</text:span></text:span></text:p>
      <text:p text:style-name="P52"><text:span text:style-name="Source_20_Text"><text:span text:style-name="T61">&lt;</text:span></text:span><text:span text:style-name="Source_20_Text"><text:span text:style-name="T68">sup</text:span></text:span><text:span text:style-name="Source_20_Text"><text:span text:style-name="T61">&gt; </text:span></text:span><text:span text:style-name="Source_20_Text"><text:span text:style-name="T92">etiketi, ilgili olduğu metne göre bir üst konumda görünmesi gereken metni tanımlamak için kullanılır. Başka bir deyişle bu etiket üst yazıyı tanımlar. Ancak anlamsal değil ve fakat görsel olarak üst simge oluşturulmak isteniyorsa CSS daha uygundur.</text:span></text:span></text:p>
      <text:p text:style-name="P52"><text:span text:style-name="Source_20_Text"><text:span text:style-name="T92"/></text:span></text:p>
      <text:p text:style-name="P54"><text:span text:style-name="Source_20_Text"><text:span text:style-name="T110">&lt;</text:span></text:span><text:span text:style-name="Source_20_Text"><text:span text:style-name="T113">mark</text:span></text:span><text:span text:style-name="Source_20_Text"><text:span text:style-name="T110">&gt; </text:span></text:span><text:span text:style-name="Source_20_Text"><text:span text:style-name="T61">Etiketi Ne İşe Yarar?</text:span></text:span></text:p>
      <text:p text:style-name="P54"><text:span text:style-name="Source_20_Text"><text:span text:style-name="T110">&lt;mark&gt; </text:span></text:span><text:span text:style-name="Source_20_Text"><text:span text:style-name="T120">etiketi</text:span></text:span><text:span text:style-name="Source_20_Text"><text:span text:style-name="T110">, paragraf, liste veya tablo gibi başka bir </text:span></text:span><text:span text:style-name="Source_20_Text"><text:span text:style-name="T120">etiketin</text:span></text:span><text:span text:style-name="Source_20_Text"><text:span text:style-name="T110"> içindeki metni vurgulamak için kullanılır. &lt;mark&gt; </text:span></text:span><text:span text:style-name="Source_20_Text"><text:span text:style-name="T120">etiketinin </text:span></text:span><text:span text:style-name="Source_20_Text"><text:span text:style-name="T110">eklendiği metnin belirli bir bağlamda özellikle alakalı olduğu kabul edilir.</text:span></text:span></text:p>
      <text:p text:style-name="P54"><text:span text:style-name="Source_20_Text"><text:span text:style-name="T114">Bu etiketle, metinde dikkat çekmemiz gereken alanları renklendirerek önem kazandırırız</text:span></text:span><text:span text:style-name="Source_20_Text"><text:span text:style-name="T110">. </text:span></text:span><text:span text:style-name="Source_20_Text"><text:span text:style-name="T114">Bu sayede okuyucunun dikkati öekilir. </text:span></text:span><text:span text:style-name="Source_20_Text"><text:span text:style-name="T110">Varsayılan olarak, çoğu tarayıcı &lt;mark&gt; etiketleri içindeki metni sarı bir arka plan üzerinde siyah metin olarak işler. </text:span></text:span></text:p>
      <text:p text:style-name="P53"><text:span text:style-name="Source_20_Text"><text:span text:style-name="T110">&lt;</text:span></text:span><text:span text:style-name="Source_20_Text"><text:span text:style-name="T124">code</text:span></text:span><text:span text:style-name="Source_20_Text"><text:span text:style-name="T110">&gt; </text:span></text:span><text:span text:style-name="Source_20_Text"><text:span text:style-name="T61">Etiketi Ne İşe Yarar?</text:span></text:span></text:p>
      <text:p text:style-name="P53"><text:span text:style-name="Source_20_Text"><text:span text:style-name="T110">&lt;</text:span></text:span><text:span text:style-name="Source_20_Text"><text:span text:style-name="T115">code</text:span></text:span><text:span text:style-name="Source_20_Text"><text:span text:style-name="T110">&gt; </text:span></text:span><text:span text:style-name="Source_20_Text"><text:span text:style-name="T115">elementi, içerisine yazdığımızın </text:span></text:span><text:span text:style-name="Source_20_Text"><text:span text:style-name="T116">metnin </text:span></text:span><text:span text:style-name="Source_20_Text"><text:span text:style-name="T115">bilgisayar kodu parçası </text:span></text:span><text:span text:style-name="Source_20_Text"><text:span text:style-name="T116">olduğunu belirtir.</text:span></text:span></text:p>
      <text:p text:style-name="P57"><text:span text:style-name="Source_20_Text"><text:span text:style-name="T129">&lt;</text:span></text:span><text:span text:style-name="Source_20_Text"><text:span text:style-name="T130">pre</text:span></text:span><text:span text:style-name="Source_20_Text"><text:span text:style-name="T129">&gt; </text:span></text:span><text:span text:style-name="Source_20_Text"><text:span text:style-name="T54">Etiketi Ne İşe Yarar?</text:span></text:span></text:p>
      <text:p text:style-name="P57"><text:span text:style-name="Source_20_Text"><text:span text:style-name="T54">&lt;</text:span></text:span><text:span text:style-name="Source_20_Text"><text:span text:style-name="T55">pre</text:span></text:span><text:span text:style-name="Source_20_Text"><text:span text:style-name="T54">&gt; </text:span></text:span><text:span text:style-name="Source_20_Text"><text:span text:style-name="T53">etiketi, metni satır sonları ve boşluklar bozulmayacak şekilde tanımlamak için kullanılır. Genellikle kod bloklarını görüntülerken girintileri ve satır sonlarını korumak için kullanılır.</text:span></text:span></text:p>
      <text:p text:style-name="P57"><text:span text:style-name="Source_20_Text"><text:span text:style-name="T129">&lt;</text:span></text:span><text:span text:style-name="Source_20_Text"><text:span text:style-name="T130">blockquote</text:span></text:span><text:span text:style-name="Source_20_Text"><text:span text:style-name="T131">&gt;</text:span></text:span><text:span text:style-name="Source_20_Text"><text:span text:style-name="T129"> </text:span></text:span><text:span text:style-name="Source_20_Text"><text:span text:style-name="T54">Etiketi Ne İşe Yarar?</text:span></text:span></text:p>
      <text:p text:style-name="P53"><text:span text:style-name="Source_20_Text"><text:span text:style-name="T110">&lt;</text:span></text:span><text:span text:style-name="Source_20_Text"><text:span text:style-name="T117">blockquote</text:span></text:span><text:span text:style-name="Source_20_Text"><text:span text:style-name="T110">&gt; </text:span></text:span><text:span text:style-name="Source_20_Text"><text:span text:style-name="T117">etiketi, doğrudan alıntı olan bir metin bloğunu tanımlar. </text:span></text:span><text:span text:style-name="Source_20_Text"><text:span text:style-name="T118">Bu etiketle başkasına ait bilgi metnimizi desteklemek için alıntılanır.</text:span></text:span></text:p>
      <text:p text:style-name="P53"><text:soft-page-break/><text:span text:style-name="Source_20_Text"><text:span text:style-name="T110">&lt;</text:span></text:span><text:span text:style-name="Source_20_Text"><text:span text:style-name="T124">q</text:span></text:span><text:span text:style-name="Source_20_Text"><text:span text:style-name="T110">&gt; </text:span></text:span><text:span text:style-name="Source_20_Text"><text:span text:style-name="T61">Etiketi Ne İşe Yarar?</text:span></text:span></text:p>
      <text:p text:style-name="P53"><text:span text:style-name="Source_20_Text"><text:span text:style-name="T93">&lt;</text:span></text:span><text:span text:style-name="Source_20_Text"><text:span text:style-name="T94">q</text:span></text:span><text:span text:style-name="Source_20_Text"><text:span text:style-name="T93">&gt; </text:span></text:span><text:span text:style-name="Source_20_Text"><text:span text:style-name="T94">etiketi, <text:s/>paragraf sonları gerektirmeyen satır içi alıntıyı tanımlamak için kullanılır. Paragraf sonları gerektiren daha uzun alıntılar, &lt;blockquote&gt; öğesini kullanmalıdır.</text:span></text:span></text:p>
      <text:p text:style-name="P53"><text:span text:style-name="Source_20_Text"><text:span text:style-name="T110">&lt;</text:span></text:span><text:span text:style-name="Source_20_Text"><text:span text:style-name="T123"> </text:span></text:span><text:span text:style-name="Source_20_Text"><text:span text:style-name="T124">summary</text:span></text:span><text:span text:style-name="Source_20_Text"><text:span text:style-name="T110">&gt; </text:span></text:span><text:span text:style-name="Source_20_Text"><text:span text:style-name="T125"><text:s/></text:span></text:span><text:span text:style-name="Source_20_Text"><text:span text:style-name="T126">ve &lt;details&gt;</text:span></text:span><text:span text:style-name="Source_20_Text"><text:span text:style-name="T118"> </text:span></text:span><text:span text:style-name="Source_20_Text"><text:span text:style-name="T61">Etiketi Ne İşe Yarar?</text:span></text:span></text:p>
      <text:p text:style-name="P53"><text:span text:style-name="Source_20_Text"><text:span text:style-name="T93">&lt;summary&gt; </text:span></text:span><text:span text:style-name="Source_20_Text"><text:span text:style-name="T95">etiketi</text:span></text:span><text:span text:style-name="Source_20_Text"><text:span text:style-name="T93">, &lt;details&gt; </text:span></text:span><text:span text:style-name="Source_20_Text"><text:span text:style-name="T79">etiketinin</text:span></text:span><text:span text:style-name="Source_20_Text"><text:span text:style-name="T93"> içeriğinin bir özetini sağlamak için &lt;details&gt; </text:span></text:span><text:span text:style-name="Source_20_Text"><text:span text:style-name="T79">etiketinin</text:span></text:span><text:span text:style-name="Source_20_Text"><text:span text:style-name="T93"> alt </text:span></text:span><text:span text:style-name="Source_20_Text"><text:span text:style-name="T79">etiketi</text:span></text:span><text:span text:style-name="Source_20_Text"><text:span text:style-name="T93"> olarak kullanılır. Şu anda &lt;summary&gt; <text:s/></text:span></text:span><text:span text:style-name="Source_20_Text"><text:span text:style-name="T95">etiketi </text:span></text:span><text:span text:style-name="Source_20_Text"><text:span text:style-name="T93">tarayıcılar arasında iyi desteklenmiyor</text:span></text:span></text:p>
      <text:p text:style-name="P53"><text:span text:style-name="Source_20_Text"><text:span text:style-name="T125">&lt;</text:span></text:span><text:span text:style-name="Source_20_Text"><text:span text:style-name="T127">details</text:span></text:span><text:span text:style-name="Source_20_Text"><text:span text:style-name="T125">&gt; </text:span></text:span><text:span text:style-name="Source_20_Text"><text:span text:style-name="T121">etiketi ile yazılan asıl metnin (bağlantılar, yasal bildirimler, telif hakkı bilgileri vs) kısa bir özeti &lt;summary&gt; etiketi içinde yer alır.</text:span></text:span></text:p>
      <text:p text:style-name="P53"><text:span text:style-name="Source_20_Text"><text:span text:style-name="T110"/></text:span></text:p>
      <text:p text:style-name="P53"><text:span text:style-name="Source_20_Text"><text:span text:style-name="T61"/></text:span></text:p>
      <text:p text:style-name="P55"><text:span text:style-name="Source_20_Text"><text:span text:style-name="T110">&lt;</text:span></text:span><text:span text:style-name="Source_20_Text"><text:span text:style-name="T124">acronym</text:span></text:span><text:span text:style-name="Source_20_Text"><text:span text:style-name="T110">&gt; </text:span></text:span><text:span text:style-name="Source_20_Text"><text:span text:style-name="T61">Etiketi Ne İşe Yarar?</text:span></text:span></text:p>
      <text:p text:style-name="P55"><text:span text:style-name="Source_20_Text"><text:span text:style-name="T61">&lt;</text:span></text:span><text:span text:style-name="Source_20_Text"><text:span text:style-name="T96">acronym</text:span></text:span><text:span text:style-name="Source_20_Text"><text:span text:style-name="T61">&gt; </text:span></text:span><text:span text:style-name="Source_20_Text"><text:span text:style-name="T96">etiketi tam metin halşndeki bir açıklamayı bir kısaltma ile ilişkilendirme işlevi görür.</text:span></text:span></text:p>
      <text:p text:style-name="P55"><text:span text:style-name="Source_20_Text"><text:span text:style-name="T96">HTML5’</text:span></text:span><text:span text:style-name="Source_20_Text"><text:span text:style-name="T80">te kullanımdan kaldırılmıştır. Bunun yerine &lt;abbr&gt; etiketi kullanılmalıdır. </text:span></text:span><text:span text:style-name="Source_20_Text"><text:span text:style-name="T81">Ancak bu etiket de aynı ieyi yapar</text:span></text:span><text:span text:style-name="Source_20_Text"><text:span text:style-name="T96">; </text:span></text:span><text:span text:style-name="Source_20_Text"><text:span text:style-name="T97">yani </text:span></text:span><text:span text:style-name="Source_20_Text"><text:span text:style-name="T96">bir kullanıcı, faresinin kısaltma veya kısaltma üzerinde durmasına izin verdiğinde title niteliğini göstermektir.</text:span></text:span></text:p>
      <text:p text:style-name="P10"><text:span text:style-name="Source_20_Text"><text:span text:style-name="T128">&lt;</text:span></text:span><text:span text:style-name="Source_20_Text"><text:span text:style-name="T124">del</text:span></text:span><text:span text:style-name="Source_20_Text"><text:span text:style-name="T128">&gt; </text:span></text:span><text:span text:style-name="Source_20_Text"><text:span text:style-name="T61">Etiketi Ne İşe Yarar?</text:span></text:span></text:p>
      <text:p text:style-name="P10"><text:span text:style-name="Source_20_Text"><text:span text:style-name="T58">&lt;del&gt; etiketi, bir belgeden silinen ancak belgede yapılan değişikliklerin geçmişini göstermek için tutulan metni tanımlamak için kullanılır. Silinen metnin yerini alan eklenen metni tanımlamak için bir &lt;del&gt; </text:span></text:span><text:span text:style-name="Source_20_Text"><text:span text:style-name="T60">etiketi </text:span></text:span><text:span text:style-name="Source_20_Text"><text:span text:style-name="T58"><text:s/>bir &lt;ins&gt; </text:span></text:span><text:span text:style-name="Source_20_Text"><text:span text:style-name="T60">etiketi ile </text:span></text:span><text:span text:style-name="Source_20_Text"><text:span text:style-name="T58">eşleşti</text:span></text:span><text:span text:style-name="Source_20_Text"><text:span text:style-name="T59">rilir.</text:span></text:span></text:p>
      <text:p text:style-name="P10"><text:span text:style-name="Source_20_Text"><text:span text:style-name="T59">Del etiketi, bir belgeden silinen metni işaretlemek için kullanılır. Belgede zaman içinde yapılan değişikliklerin bir kaydını sağlamak için orijinal metnin kalması istenirse bu etiket kullanılır.</text:span></text:span></text:p>
      <text:p text:style-name="P10"><text:span text:style-name="Source_20_Text"><text:span text:style-name="T58">&lt;</text:span></text:span><text:span text:style-name="Source_20_Text"><text:span text:style-name="T17">i</text:span></text:span><text:span text:style-name="Source_20_Text"><text:span text:style-name="T124">ns</text:span></text:span><text:span text:style-name="Source_20_Text"><text:span text:style-name="T128">&gt; </text:span></text:span><text:span text:style-name="Source_20_Text"><text:span text:style-name="T61">Etiketi Ne İşe Yarar?</text:span></text:span></text:p>
      <text:p text:style-name="P10"><text:span text:style-name="Source_20_Text"><text:span text:style-name="T132">&lt;ins&gt; etiketi, belgeye eklenmiş bir metin tanımlar </text:span></text:span><text:span text:style-name="Source_20_Text"><text:span text:style-name="T133">ve genellikle &lt;ins&gt; </text:span></text:span><text:span text:style-name="Source_20_Text"><text:span text:style-name="T134">etiketinde</text:span></text:span><text:span text:style-name="Source_20_Text"><text:span text:style-name="T133"> bulunan metinle değiştirilen silinmiş metni tanımlayan bir &lt;del&gt; </text:span></text:span><text:span text:style-name="Source_20_Text"><text:span text:style-name="T134">etiketiyle</text:span></text:span><text:span text:style-name="Source_20_Text"><text:span text:style-name="T133"> eşleştirilir. Bu iki etiket, sayfada değişen durumu şeffaf bir şekilde ortaya koymaya yarar.</text:span></text:span></text:p>
      <text:p text:style-name="P11"><text:span text:style-name="Source_20_Text"><text:span text:style-name="T128">&lt;</text:span></text:span><text:span text:style-name="Source_20_Text"><text:span text:style-name="T18">c</text:span></text:span><text:span text:style-name="Source_20_Text"><text:span text:style-name="T128">it</text:span></text:span><text:span text:style-name="Source_20_Text"><text:span text:style-name="T124">e</text:span></text:span><text:span text:style-name="Source_20_Text"><text:span text:style-name="T128">&gt; </text:span></text:span><text:span text:style-name="Source_20_Text"><text:span text:style-name="T61">Etiketi Ne İşe Yarar?</text:span></text:span><text:span text:style-name="T103"> </text:span></text:p>
      <text:p text:style-name="P11"><text:span text:style-name="T103">&lt;cite&gt; </text:span><text:span text:style-name="T104">etiketi</text:span><text:span text:style-name="T103">, bir alıntının veya </text:span><text:span text:style-name="T104">özgün bir</text:span><text:span text:style-name="T103"> çalışmanın kaynağını tanımlar. </text:span><text:span text:style-name="T104">Etiketi</text:span><text:span text:style-name="T103">, atıfta bulunulan bir </text:span><text:span text:style-name="T104">özgün</text:span><text:span text:style-name="T103"> çalışmanın yazarı veya yaratıcısı yerine adı tanımlamak için kullan</text:span><text:span text:style-name="T104">mak uygundur.</text:span></text:p>
      <text:p text:style-name="P12"><text:span text:style-name="T104">K</text:span><text:span text:style-name="T103">ullanım amacı, bir alıntının kaynağını belirlemektir. Etiket, alıntının geldiği bir çalışmanın başlığını içermelidir.</text:span></text:p>
      <text:p text:style-name="P12"><text:soft-page-break/><text:span text:style-name="T103">&lt;cite&gt; etiketinde nelerin yer alması gerektiği konusunda iki farklı görüş vardır. Bir görüşe göre bir eserin sadece başlığının yer alması gerekekir. Daha az kısıtlayıcı görüş ise , bir eserin başlığının ve ayrıca yazarın etikete dahil edilebileceğidir.</text:span></text:p>
      <text:p text:style-name="P10"><text:span text:style-name="T99"/></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ans-serif"/>
    <style:font-face style:name="Cabin" svg:font-family="Cabin"/>
    <style:font-face style:name="Conv segoeui" svg:font-family="'Conv segoeui', Verdana, Arial, sans-serif"/>
    <style:font-face style:name="Lato1" svg:font-family="Lato"/>
    <style:font-face style:name="Lato" svg:font-family="Lato, Roboto, Arial, Tahoma, sans-serif"/>
    <style:font-face style:name="Livvic" svg:font-family="Livvic, sans-serif"/>
    <style:font-face style:name="Muli" svg:font-family="Muli, sans-serif"/>
    <style:font-face style:name="Poppins" svg:font-family="Poppins, sans-serif"/>
    <style:font-face style:name="Roboto" svg:font-family="Roboto, Arial, sans-serif"/>
    <style:font-face style:name="Roboto1" svg:font-family="Roboto, arial, sans-serif"/>
    <style:font-face style:name="Roboto2" svg:font-family="Roboto, sans-serif"/>
    <style:font-face style:name="Tahoma" svg:font-family="Tahoma, Verdana, 'Trebuchet MS', sans-serif"/>
    <style:font-face style:name="Verdana" svg:font-family="Verdana"/>
    <style:font-face style:name="Verdana1" svg:font-family="Verdana, Georgia, Arial, Helvetica, sans-serif"/>
    <style:font-face style:name="Verdana2" svg:font-family="Verdana, Helvetica, sans-serif"/>
    <style:font-face style:name="arial1" svg:font-family="arial, sans-serif"/>
    <style:font-face style:name="arial" svg:font-family="arial, x-locale-body, sans-serif"/>
    <style:font-face style:name="monospace" svg:font-family="monospace, monospace"/>
    <style:font-face style:name="verdana" svg:font-family="verdana"/>
    <style:font-face style:name="verdana1" svg:font-family="verdana, geneva, lucida, 'lucida grande', arial, helvetica, sans-serif"/>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s" style:family="text"/>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6T20:38:49.748000000</meta:creation-date>
    <dc:date>2021-08-19T12:13:19.267000000</dc:date>
    <meta:editing-duration>PT7H20M54S</meta:editing-duration>
    <meta:editing-cycles>15</meta:editing-cycles>
    <meta:generator>LibreOffice/7.1.4.2$Windows_X86_64 LibreOffice_project/a529a4fab45b75fefc5b6226684193eb000654f6</meta:generator>
    <meta:document-statistic meta:table-count="0" meta:image-count="0" meta:object-count="1" meta:page-count="7" meta:paragraph-count="95" meta:word-count="1719" meta:character-count="12690" meta:non-whitespace-character-count="11029"/>
  </office:meta>
</office:document-meta>
</file>